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1.783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2.095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453in"/>
    </style:style>
    <style:style style:name="co9" style:family="table-column">
      <style:table-column-properties fo:break-before="auto" style:column-width="2.0366in"/>
    </style:style>
    <style:style style:name="co10" style:family="table-column">
      <style:table-column-properties fo:break-before="auto" style:column-width="3.5866in"/>
    </style:style>
    <style:style style:name="co11" style:family="table-column">
      <style:table-column-properties fo:break-before="auto" style:column-width="1.0665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448in"/>
    </style:style>
    <style:style style:name="co18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2.6984in"/>
    </style:style>
    <style:style style:name="co23" style:family="table-column">
      <style:table-column-properties fo:break-before="auto" style:column-width="0.472in"/>
    </style:style>
    <style:style style:name="co24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1.9366in"/>
    </style:style>
    <style:style style:name="co20" style:family="table-column">
      <style:table-column-properties fo:break-before="auto" style:column-width="0.9244in"/>
    </style:style>
    <style:style style:name="co21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00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3" style:family="table-cell" style:parent-style-name="Default">
      <style:table-cell-properties fo:background-color="#ffffa6" fo:border="0.06pt solid #000000"/>
    </style:style>
    <style:style style:name="ce104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05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2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>
      <style:text-properties style:font-weight-asian="bold" style:font-weight-complex="bold"/>
    </style:style>
    <style:style style:name="ce6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6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74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75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76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81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28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</style:style>
    <style:style style:name="ce129" style:family="table-cell" style:parent-style-name="Default" style:data-style-name="N0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0" style:family="table-cell" style:parent-style-name="Default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4" style:family="table-cell" style:parent-style-name="Default">
      <style:table-cell-properties fo:border-bottom="0.06pt solid #000000" fo:background-color="#8d1d75" fo:border-left="none" fo:border-right="0.06pt solid #000000" fo:border-top="0.06pt solid #000000" style:vertical-align="middl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137" style:family="table-cell" style:parent-style-name="Default">
      <style:table-cell-properties fo:border-bottom="0.06pt solid #000000" fo:background-color="#ffff38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39" style:family="table-cell" style:parent-style-name="Default">
      <style:table-cell-properties fo:border-bottom="0.06pt solid #000000" fo:background-color="#ffd428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40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14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</style:style>
    <style:style style:name="ce14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73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80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92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3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4" style:family="table-cell" style:parent-style-name="Default" style:data-style-name="N100"/>
    <style:style style:name="ce195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97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9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03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4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05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06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07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0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10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11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1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13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214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0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10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31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133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136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38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142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6" style:family="table-cell" style:parent-style-name="Default">
      <style:table-cell-properties fo:background-color="#ffffa6" fo:border="0.06pt solid #000000"/>
    </style:style>
    <style:style style:name="ce157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58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60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ext-properties style:font-weight-asian="bold" style:font-weight-complex="bold"/>
    </style:style>
    <style:style style:name="ce164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169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71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72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74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</style:style>
    <style:style style:name="ce175" style:family="table-cell" style:parent-style-name="Default" style:data-style-name="N0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6" style:family="table-cell" style:parent-style-name="Default">
      <style:table-cell-properties fo:border-bottom="0.06pt solid #000000" fo:background-color="#ffff38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7" style:family="table-cell" style:parent-style-name="Default">
      <style:table-cell-properties fo:border-bottom="0.06pt solid #000000" fo:background-color="#8d1d75" fo:border-left="none" fo:border-right="0.06pt solid #000000" fo:border-top="0.06pt solid #000000" style:vertical-align="middle"/>
    </style:style>
    <style:style style:name="ce178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179" style:family="table-cell" style:parent-style-name="Default">
      <style:table-cell-properties fo:border-bottom="0.06pt solid #000000" fo:background-color="#ffff38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81" style:family="table-cell" style:parent-style-name="Default">
      <style:table-cell-properties fo:border-bottom="0.06pt solid #000000" fo:background-color="#ffd428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82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0.06pt solid #000000" fo:border-left="none" fo:border-right="none" fo:border-top="0.06pt solid #000000"/>
    </style:style>
    <style:style style:name="ce18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86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88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89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200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8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15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1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18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2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21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22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23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24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25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26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27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28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229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230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231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M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1"/>
        <table:table-column table:style-name="co7" table:default-cell-style-name="Default"/>
        <table:table-row table:style-name="ro1">
          <table:table-cell table:style-name="ce107" office:value-type="string" calcext:value-type="string" table:number-columns-spanned="2" table:number-rows-spanned="1">
            <text:p>Address</text:p>
          </table:table-cell>
          <table:covered-table-cell table:style-name="ce116"/>
          <table:table-cell table:style-name="ce116" office:value-type="string" calcext:value-type="string" table:number-columns-spanned="3" table:number-rows-spanned="1">
            <text:p>Description</text:p>
          </table:table-cell>
          <table:covered-table-cell table:style-name="ce116"/>
          <table:covered-table-cell table:style-name="ce147"/>
          <table:table-cell table:style-name="ce144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08" office:value-type="string" calcext:value-type="string" table:number-columns-spanned="5" table:number-rows-spanned="1">
            <text:p>ROM</text:p>
          </table:table-cell>
          <table:covered-table-cell table:style-name="ce121"/>
          <table:covered-table-cell table:number-columns-repeated="3" table:style-name="ce131"/>
          <table:table-cell table:style-name="ce158" table:formula="of:=COM.MICROSOFT.CONCAT(TEXT(SUM([.F3:.F9]);&quot;#####&quot;); &quot; (&quot;; TEXT((SUM([.F3:.F9])-[.F7])/1024;&quot;#####&quot;); &quot; KB)&quot;)" office:value-type="string" office:string-value="15184 (15 KB)" calcext:value-type="string">
            <text:p>15184 (15 KB)</text:p>
          </table:table-cell>
          <table:table-cell table:style-name="ce163"/>
        </table:table-row>
        <table:table-row table:style-name="ro1">
          <table:table-cell table:style-name="ce109" office:value-type="string" calcext:value-type="string">
            <text:p>0008</text:p>
          </table:table-cell>
          <table:table-cell table:style-name="ce109" office:value-type="string" calcext:value-type="string">
            <text:p>01D9</text:p>
          </table:table-cell>
          <table:table-cell table:style-name="ce132" office:value-type="string" calcext:value-type="string" table:number-columns-spanned="2" table:number-rows-spanned="1">
            <text:p>Initialise SIO/2</text:p>
          </table:table-cell>
          <table:covered-table-cell table:style-name="ce133"/>
          <table:table-cell table:style-name="ce149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59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110" table:formula="of:=DEC2HEX(HEX2DEC([.B3])+1; 4)" office:value-type="string" office:string-value="01DA" calcext:value-type="string">
            <text:p>01DA</text:p>
          </table:table-cell>
          <table:table-cell table:style-name="ce109" office:value-type="string" calcext:value-type="string">
            <text:p>133F</text:p>
          </table:table-cell>
          <table:table-cell table:style-name="ce133" office:value-type="string" calcext:value-type="string" table:number-columns-spanned="2" table:number-rows-spanned="1">
            <text:p>BIOS code</text:p>
          </table:table-cell>
          <table:covered-table-cell table:style-name="ce133"/>
          <table:covered-table-cell table:style-name="ce150" table:formula="of:=SUM([.F3:.F5])" office:value-type="float" office:value="5056" calcext:value-type="float">
            <text:p>5056</text:p>
          </table:covered-table-cell>
          <table:table-cell table:style-name="ce159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110" table:formula="of:=DEC2HEX(HEX2DEC([.B4])+1; 4)" office:value-type="string" office:string-value="1340" calcext:value-type="string">
            <text:p>1340</text:p>
          </table:table-cell>
          <table:table-cell table:style-name="ce109" office:value-type="string" calcext:value-type="string">
            <text:p>13BF</text:p>
          </table:table-cell>
          <table:table-cell table:style-name="ce133" office:value-type="string" calcext:value-type="string" table:number-columns-spanned="2" table:number-rows-spanned="1">
            <text:p>BIOS Jumpblock</text:p>
          </table:table-cell>
          <table:covered-table-cell table:style-name="ce133"/>
          <table:covered-table-cell table:style-name="ce150"/>
          <table:table-cell table:style-name="ce159" table:formula="of:=HEX2DEC([.B5])-HEX2DEC([.A5])+1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110" table:formula="of:=DEC2HEX(HEX2DEC([.B5])+1; 4)" office:value-type="string" office:string-value="13C0" calcext:value-type="string">
            <text:p>13C0</text:p>
          </table:table-cell>
          <table:table-cell table:style-name="ce109" office:value-type="string" calcext:value-type="string">
            <text:p>26FF</text:p>
          </table:table-cell>
          <table:table-cell table:style-name="ce136" office:value-type="string" calcext:value-type="string" table:number-columns-spanned="2" table:number-rows-spanned="1">
            <text:p>Kernel code</text:p>
          </table:table-cell>
          <table:covered-table-cell table:style-name="ce136"/>
          <table:table-cell table:style-name="ce151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59" table:formula="of:=HEX2DEC([.B6])-HEX2DEC([.A6])+1" office:value-type="float" office:value="4928" calcext:value-type="float">
            <text:p>4928</text:p>
          </table:table-cell>
          <table:table-cell table:formula="of:=[.F6]/8" office:value-type="float" office:value="616" calcext:value-type="float">
            <text:p>616</text:p>
          </table:table-cell>
        </table:table-row>
        <table:table-row table:style-name="ro1">
          <table:table-cell table:style-name="ce110" table:formula="of:=DEC2HEX(HEX2DEC([.B6])-15; 4)" office:value-type="string" office:string-value="26F0" calcext:value-type="string">
            <text:p>26F0</text:p>
          </table:table-cell>
          <table:table-cell table:style-name="ce124" table:formula="of:=[.B6]" office:value-type="string" office:string-value="26FF" calcext:value-type="string">
            <text:p>26FF</text:p>
          </table:table-cell>
          <table:table-cell table:style-name="ce136" office:value-type="string" calcext:value-type="string" table:number-columns-spanned="2" table:number-rows-spanned="1">
            <text:p>dzOS version build</text:p>
          </table:table-cell>
          <table:covered-table-cell table:style-name="ce136"/>
          <table:covered-table-cell table:style-name="ce151"/>
          <table:table-cell table:style-name="ce159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110" table:formula="of:=DEC2HEX(HEX2DEC([.B6])+1; 4)" office:value-type="string" office:string-value="2700" calcext:value-type="string">
            <text:p>2700</text:p>
          </table:table-cell>
          <table:table-cell table:style-name="ce109" office:value-type="string" calcext:value-type="string">
            <text:p>277F</text:p>
          </table:table-cell>
          <table:table-cell table:style-name="ce136" office:value-type="string" calcext:value-type="string" table:number-columns-spanned="2" table:number-rows-spanned="1">
            <text:p>Kernel Jumpblock</text:p>
          </table:table-cell>
          <table:covered-table-cell table:style-name="ce136"/>
          <table:covered-table-cell table:style-name="ce152"/>
          <table:table-cell table:style-name="ce159" table:formula="of:=HEX2DEC([.B8])-HEX2DEC([.A8])+1" office:value-type="float" office:value="128" calcext:value-type="float">
            <text:p>128</text:p>
          </table:table-cell>
          <table:table-cell table:formula="of:=[.F8]/8" office:value-type="float" office:value="16" calcext:value-type="float">
            <text:p>16</text:p>
          </table:table-cell>
        </table:table-row>
        <table:table-row table:style-name="ro2">
          <table:table-cell table:style-name="ce110" table:formula="of:=DEC2HEX(HEX2DEC([.B8])+1; 4)" office:value-type="string" office:string-value="2780" calcext:value-type="string">
            <text:p>2780</text:p>
          </table:table-cell>
          <table:table-cell table:style-name="ce109" office:value-type="string" calcext:value-type="string">
            <text:p>3B3F</text:p>
          </table:table-cell>
          <table:table-cell table:style-name="ce138" office:value-type="string" calcext:value-type="string" table:number-columns-spanned="2" table:number-rows-spanned="1">
            <text:p>CLI code</text:p>
          </table:table-cell>
          <table:covered-table-cell table:style-name="ce138"/>
          <table:table-cell table:style-name="ce153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59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1">
          <table:table-cell table:style-name="ce110" table:formula="of:=DEC2HEX(HEX2DEC([.B9])+1; 4)" office:value-type="string" office:string-value="3B40" calcext:value-type="string">
            <text:p>3B40</text:p>
          </table:table-cell>
          <table:table-cell table:style-name="ce109" office:value-type="string" calcext:value-type="string">
            <text:p>3FFF</text:p>
          </table:table-cell>
          <table:table-cell table:style-name="ce142" office:value-type="string" calcext:value-type="string" table:number-columns-spanned="3" table:number-rows-spanned="1">
            <text:p>Free</text:p>
          </table:table-cell>
          <table:covered-table-cell table:style-name="ce142"/>
          <table:covered-table-cell table:style-name="ce154"/>
          <table:table-cell table:style-name="ce160" table:formula="of:=HEX2DEC([.B10])-HEX2DEC([.A10])+1" office:value-type="float" office:value="1216" calcext:value-type="float">
            <text:p>1216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55"/>
          <table:table-cell table:style-name="ce161"/>
          <table:table-cell/>
        </table:table-row>
        <table:table-row table:style-name="ro3">
          <table:table-cell table:number-columns-repeated="4"/>
          <table:table-cell table:style-name="ce155"/>
          <table:table-cell table:style-name="ce161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44" office:value-type="string" calcext:value-type="string">
            <text:p>File</text:p>
          </table:table-cell>
          <table:table-cell table:style-name="ce144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5" office:value-type="string" calcext:value-type="string">
            <text:p>BIOS.bin</text:p>
          </table:table-cell>
          <table:table-cell table:style-name="ce156" office:value-type="float" office:value="4928" calcext:value-type="float">
            <text:p>4928</text:p>
          </table:table-cell>
          <table:table-cell table:style-name="ce162" table:formula="of:=IF([.E19]&lt;&gt;[.F3]+[.F4];&quot;ERROR&quot;;&quot;Good. Same as initSIO + BIOS&quot;)" office:value-type="string" office:string-value="Good. Same as initSIO + BIOS" calcext:value-type="string">
            <text:p>Good. Same as initSIO + BIOS</text:p>
          </table:table-cell>
          <table:table-cell/>
        </table:table-row>
        <table:table-row table:style-name="ro1">
          <table:table-cell table:number-columns-repeated="3"/>
          <table:table-cell table:style-name="ce145" office:value-type="string" calcext:value-type="string">
            <text:p>BIOS.jblks.bin</text:p>
          </table:table-cell>
          <table:table-cell table:style-name="ce156" office:value-type="float" office:value="128" calcext:value-type="float">
            <text:p>128</text:p>
          </table:table-cell>
          <table:table-cell table:style-name="ce162" table:formula="of:=IF([.E20]&lt;&gt;[.F5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45" office:value-type="string" calcext:value-type="string">
            <text:p>CLI.bin</text:p>
          </table:table-cell>
          <table:table-cell table:style-name="ce156" office:value-type="float" office:value="5056" calcext:value-type="float">
            <text:p>5056</text:p>
          </table:table-cell>
          <table:table-cell table:style-name="ce162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46" office:value-type="string" calcext:value-type="string">
            <text:p>dzOS.yyyy.mm.dd.vv.bin</text:p>
          </table:table-cell>
          <table:table-cell table:style-name="ce157" table:formula="of:=SUM([.E19:.E21])+SUM([.E23:.E25])" office:value-type="float" office:value="16384" calcext:value-type="float">
            <text:p>16384</text:p>
          </table:table-cell>
          <table:table-cell table:style-name="ce162"/>
          <table:table-cell/>
        </table:table-row>
        <table:table-row table:style-name="ro1">
          <table:table-cell table:number-columns-repeated="3"/>
          <table:table-cell table:style-name="ce145" office:value-type="string" calcext:value-type="string">
            <text:p>kernel.bin</text:p>
          </table:table-cell>
          <table:table-cell table:style-name="ce156" office:value-type="float" office:value="4928" calcext:value-type="float">
            <text:p>4928</text:p>
          </table:table-cell>
          <table:table-cell table:style-name="ce162" table:formula="of:=IF([.E23]&lt;&gt;[.F6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45" office:value-type="string" calcext:value-type="string">
            <text:p>kernel.jblks.bin</text:p>
          </table:table-cell>
          <table:table-cell table:style-name="ce156" office:value-type="float" office:value="128" calcext:value-type="float">
            <text:p>128</text:p>
          </table:table-cell>
          <table:table-cell table:style-name="ce162" table:formula="of:=IF([.E24]&lt;&gt;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45" office:value-type="string" calcext:value-type="string">
            <text:p>romtrail.bin</text:p>
          </table:table-cell>
          <table:table-cell table:style-name="ce156" office:value-type="float" office:value="1216" calcext:value-type="float">
            <text:p>1216</text:p>
          </table:table-cell>
          <table:table-cell table:style-name="ce162" table:formula="of:=IF([.E25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19:ROM.F25">
            <calcext:condition calcext:apply-style-name="Good" calcext:value="begins-with(&quot;Good&quot;)" calcext:base-cell-address="ROM.F19"/>
            <calcext:condition calcext:apply-style-name="Error" calcext:value="begins-with(&quot;ERROR&quot;)" calcext:base-cell-address="ROM.F19"/>
          </calcext:conditional-format>
        </calcext:conditional-formats>
      </table:table>
      <table:table table:name="RAM" table:style-name="ta1">
        <table:table-column table:style-name="co8" table:number-columns-repeated="2" table:default-cell-style-name="ce111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1"/>
        <table:table-row table:style-name="ro1">
          <table:table-cell table:style-name="ce107" office:value-type="string" calcext:value-type="string" table:number-columns-spanned="2" table:number-rows-spanned="1">
            <text:p>Address</text:p>
          </table:table-cell>
          <table:covered-table-cell table:style-name="ce116"/>
          <table:table-cell table:style-name="ce116" office:value-type="string" calcext:value-type="string" table:number-columns-spanned="3" table:number-rows-spanned="1">
            <text:p>Description</text:p>
          </table:table-cell>
          <table:covered-table-cell table:style-name="ce116"/>
          <table:covered-table-cell table:style-name="ce147"/>
          <table:table-cell table:style-name="ce144" office:value-type="string" calcext:value-type="string">
            <text:p>Size (bytes)</text:p>
          </table:table-cell>
        </table:table-row>
        <table:table-row table:style-name="ro1">
          <table:table-cell table:style-name="ce164" office:value-type="string" calcext:value-type="string" table:number-columns-spanned="5" table:number-rows-spanned="1">
            <text:p>RAM</text:p>
          </table:table-cell>
          <table:covered-table-cell table:style-name="ce169"/>
          <table:covered-table-cell table:number-columns-repeated="2" table:style-name="ce172"/>
          <table:covered-table-cell table:style-name="ce131"/>
          <table:table-cell table:style-name="ce158" table:formula="of:=COM.MICROSOFT.CONCAT(TEXT(([.F3]+[.F4]+[.F5]+[.F6]+[.F49]+[.F50]);&quot;#####&quot;); &quot; (&quot;; TEXT(([.F3]+[.F4]+[.F5]+[.F6]+[.F49]+[.F50])/1024;&quot;#####&quot;); &quot; KB)&quot;)" office:value-type="string" office:string-value="16384 (16 KB)" calcext:value-type="string">
            <text:p>16384 (16 KB)</text:p>
          </table:table-cell>
        </table:table-row>
        <table:table-row table:style-name="ro1">
          <table:table-cell table:style-name="ce165" office:value-type="float" office:value="4000" calcext:value-type="float">
            <text:p>4000</text:p>
          </table:table-cell>
          <table:table-cell table:style-name="ce170" table:formula="of:=DEC2HEX(HEX2DEC([.A3])+[.F3]-1;4)" office:value-type="string" office:string-value="401F" calcext:value-type="string">
            <text:p>401F</text:p>
          </table:table-cell>
          <table:table-cell table:style-name="ce174" office:value-type="string" calcext:value-type="string" table:number-columns-spanned="2" table:number-rows-spanned="1">
            <text:p>Stack</text:p>
          </table:table-cell>
          <table:covered-table-cell table:style-name="ce178"/>
          <table:table-cell table:style-name="ce182"/>
          <table:table-cell table:style-name="ce185" office:value-type="float" office:value="32" calcext:value-type="float">
            <text:p>32</text:p>
          </table:table-cell>
        </table:table-row>
        <table:table-row table:style-name="ro1">
          <table:table-cell table:style-name="ce166" table:formula="of:=DEC2HEX(HEX2DEC([.B3])+1;4)" office:value-type="string" office:string-value="4020" calcext:value-type="string">
            <text:p>4020</text:p>
          </table:table-cell>
          <table:table-cell table:style-name="ce170" table:formula="of:=DEC2HEX(HEX2DEC([.A4])+[.F4]-1;4)" office:value-type="string" office:string-value="411F" calcext:value-type="string">
            <text:p>411F</text:p>
          </table:table-cell>
          <table:table-cell table:style-name="ce138" office:value-type="string" calcext:value-type="string" table:number-columns-spanned="2" table:number-rows-spanned="1">
            <text:p>BIOS Jumpblock (copy)</text:p>
          </table:table-cell>
          <table:covered-table-cell table:style-name="ce178"/>
          <table:table-cell table:style-name="ce182"/>
          <table:table-cell table:style-name="ce185" office:value-type="float" office:value="256" calcext:value-type="float">
            <text:p>256</text:p>
          </table:table-cell>
        </table:table-row>
        <table:table-row table:style-name="ro1">
          <table:table-cell table:style-name="ce166" table:formula="of:=DEC2HEX(HEX2DEC([.B4])+1;4)" office:value-type="string" office:string-value="4120" calcext:value-type="string">
            <text:p>4120</text:p>
          </table:table-cell>
          <table:table-cell table:style-name="ce170" table:formula="of:=DEC2HEX(HEX2DEC([.A5])+[.F5]-1;4)" office:value-type="string" office:string-value="421F" calcext:value-type="string">
            <text:p>421F</text:p>
          </table:table-cell>
          <table:table-cell table:style-name="ce138" office:value-type="string" calcext:value-type="string" table:number-columns-spanned="2" table:number-rows-spanned="1">
            <text:p>Kernel Jumpblock (copy)</text:p>
          </table:table-cell>
          <table:covered-table-cell table:style-name="ce138"/>
          <table:table-cell table:style-name="ce182"/>
          <table:table-cell table:style-name="ce185" office:value-type="float" office:value="256" calcext:value-type="float">
            <text:p>256</text:p>
          </table:table-cell>
        </table:table-row>
        <table:table-row table:style-name="ro1">
          <table:table-cell table:style-name="ce167" table:formula="of:=DEC2HEX(HEX2DEC([.B5])+1;4)" office:value-type="string" office:string-value="4220" calcext:value-type="string">
            <text:p>4220</text:p>
          </table:table-cell>
          <table:table-cell table:style-name="ce170" table:formula="of:=DEC2HEX(HEX2DEC([.A6])+[.F6]-1;4)" office:value-type="string" office:string-value="436F" calcext:value-type="string">
            <text:p>436F</text:p>
          </table:table-cell>
          <table:table-cell table:style-name="ce136" office:value-type="string" calcext:value-type="string" table:number-columns-spanned="2" table:number-rows-spanned="1">
            <text:p>System Variables</text:p>
          </table:table-cell>
          <table:covered-table-cell table:style-name="ce136"/>
          <table:table-cell table:style-name="ce182"/>
          <table:table-cell table:style-name="ce159" table:formula="of:=SUM([.F7:.F48])" office:value-type="float" office:value="336" calcext:value-type="float">
            <text:p>336</text:p>
          </table:table-cell>
        </table:table-row>
        <table:table-row table:style-name="ro1">
          <table:table-cell table:style-name="ce166"/>
          <table:table-cell table:style-name="ce170"/>
          <table:table-cell table:style-name="ce175" table:formula="of:=[.A6]" office:value-type="string" office:string-value="4220" calcext:value-type="string">
            <text:p>4220</text:p>
          </table:table-cell>
          <table:table-cell table:style-name="ce179" office:value-type="string" calcext:value-type="string">
            <text:p>SIO_CH_A_BUFFER</text:p>
          </table:table-cell>
          <table:table-cell table:style-name="ce182"/>
          <table:table-cell table:style-name="ce185" office:value-type="float" office:value="64" calcext:value-type="float">
            <text:p>64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7])+[.F7])" office:value-type="string" office:string-value="4260" calcext:value-type="string">
            <text:p>4260</text:p>
          </table:table-cell>
          <table:table-cell table:style-name="ce179" office:value-type="string" calcext:value-type="string">
            <text:p>SIO_CH_A_IN_PTR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8])+[.F8])" office:value-type="string" office:string-value="4262" calcext:value-type="string">
            <text:p>4262</text:p>
          </table:table-cell>
          <table:table-cell table:style-name="ce179" office:value-type="string" calcext:value-type="string">
            <text:p>SIO_CH_A_RD_PTR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9])+[.F9])" office:value-type="string" office:string-value="4264" calcext:value-type="string">
            <text:p>4264</text:p>
          </table:table-cell>
          <table:table-cell table:style-name="ce179" office:value-type="string" calcext:value-type="string">
            <text:p>SIO_CH_A_BUFFER_USED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0])+[.F10])" office:value-type="string" office:string-value="4265" calcext:value-type="string">
            <text:p>4265</text:p>
          </table:table-cell>
          <table:table-cell table:style-name="ce179" office:value-type="string" calcext:value-type="string">
            <text:p>SIO_CH_B_BUFFER</text:p>
          </table:table-cell>
          <table:table-cell table:style-name="ce182"/>
          <table:table-cell table:style-name="ce185" office:value-type="float" office:value="64" calcext:value-type="float">
            <text:p>64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1])+[.F11])" office:value-type="string" office:string-value="42A5" calcext:value-type="string">
            <text:p>42A5</text:p>
          </table:table-cell>
          <table:table-cell table:style-name="ce179" office:value-type="string" calcext:value-type="string">
            <text:p>SIO_CH_B_IN_PTR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2])+[.F12])" office:value-type="string" office:string-value="42A7" calcext:value-type="string">
            <text:p>42A7</text:p>
          </table:table-cell>
          <table:table-cell table:style-name="ce179" office:value-type="string" calcext:value-type="string">
            <text:p>SIO_CH_B_RD_PTR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3])+[.F13])" office:value-type="string" office:string-value="42A9" calcext:value-type="string">
            <text:p>42A9</text:p>
          </table:table-cell>
          <table:table-cell table:style-name="ce179" office:value-type="string" calcext:value-type="string">
            <text:p>SIO_CH_B_BUFFER_USED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4])+[.F14])" office:value-type="string" office:string-value="42AA" calcext:value-type="string">
            <text:p>42AA</text:p>
          </table:table-cell>
          <table:table-cell table:style-name="ce179" office:value-type="string" calcext:value-type="string">
            <text:p>SIO_PRIMARY_IO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4">
          <table:table-cell table:style-name="ce166"/>
          <table:table-cell table:style-name="ce170"/>
          <table:table-cell table:style-name="ce176" table:formula="of:=DEC2HEX(HEX2DEC([.C15])+[.F15])" office:value-type="string" office:string-value="42AB" calcext:value-type="string">
            <text:p>42AB</text:p>
          </table:table-cell>
          <table:table-cell table:style-name="ce181" office:value-type="string" calcext:value-type="string">
            <text:p><text:span text:style-name="T3">CF_</text:span>is_formatted</text:p>
          </table:table-cell>
          <table:table-cell table:style-name="ce182" office:value-type="string" calcext:value-type="string">
            <text:p>Indicates if the CompactFlash can be used.</text:p>
            <text:p>FF if it’s DZFS format. 00 otherwise</text:p>
          </table:table-cell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6])+[.F16])" office:value-type="string" office:string-value="42AC" calcext:value-type="string">
            <text:p>42AC</text:p>
          </table:table-cell>
          <table:table-cell table:style-name="ce181" office:value-type="string" calcext:value-type="string">
            <text:p>CF_cur_partition</text:p>
          </table:table-cell>
          <table:table-cell table:style-name="ce182" office:value-type="string" calcext:value-type="string">
            <text:p>Current partition number. Used for LBA addressing.</text:p>
          </table:table-cell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7])+[.F17])" office:value-type="string" office:string-value="42AD" calcext:value-type="string">
            <text:p>42AD</text:p>
          </table:table-cell>
          <table:table-cell table:style-name="ce181" office:value-type="string" calcext:value-type="string">
            <text:p><text:span text:style-name="T3">CF_</text:span>cur_sector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18])+[.F18])" office:value-type="string" office:string-value="42AF" calcext:value-type="string">
            <text:p>42AF</text:p>
          </table:table-cell>
          <table:table-cell table:style-name="ce181" office:value-type="string" calcext:value-type="string">
            <text:p><text:span text:style-name="T3">CF_</text:span>cur_file_name</text:p>
          </table:table-cell>
          <table:table-cell table:style-name="ce182"/>
          <table:table-cell table:style-name="ce185" office:value-type="float" office:value="14" calcext:value-type="float">
            <text:p>14</text:p>
          </table:table-cell>
        </table:table-row>
        <table:table-row table:style-name="ro5">
          <table:table-cell table:style-name="ce166"/>
          <table:table-cell table:style-name="ce170"/>
          <table:table-cell table:style-name="ce176" table:formula="of:=DEC2HEX(HEX2DEC([.C19])+[.F19])" office:value-type="string" office:string-value="42BD" calcext:value-type="string">
            <text:p>42BD</text:p>
          </table:table-cell>
          <table:table-cell table:style-name="ce181" office:value-type="string" calcext:value-type="string">
            <text:p><text:span text:style-name="T3">CF_</text:span>cur_file_attribs</text:p>
          </table:table-cell>
          <table:table-cell table:style-name="ce182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4">Bit 4 - Not used.</text:span></text:p>
            <text:p><text:span text:style-name="T4">Bit 5 - Not used.</text:span></text:p>
            <text:p>Bit 6 - Not used.</text:p>
            <text:p>Bit 7 - Not used.</text:p>
          </table:table-cell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0])+[.F20])" office:value-type="string" office:string-value="42BE" calcext:value-type="string">
            <text:p>42BE</text:p>
          </table:table-cell>
          <table:table-cell table:style-name="ce181" office:value-type="string" calcext:value-type="string">
            <text:p><text:span text:style-name="T3">CF_</text:span>cur_file_time_created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1])+[.F21])" office:value-type="string" office:string-value="42C0" calcext:value-type="string">
            <text:p>42C0</text:p>
          </table:table-cell>
          <table:table-cell table:style-name="ce181" office:value-type="string" calcext:value-type="string">
            <text:p><text:span text:style-name="T3">CF_</text:span>cur_file_date_created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2])+[.F22])" office:value-type="string" office:string-value="42C2" calcext:value-type="string">
            <text:p>42C2</text:p>
          </table:table-cell>
          <table:table-cell table:style-name="ce181" office:value-type="string" calcext:value-type="string">
            <text:p><text:span text:style-name="T3">CF_</text:span>cur_file_time_modified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3])+[.F23])" office:value-type="string" office:string-value="42C4" calcext:value-type="string">
            <text:p>42C4</text:p>
          </table:table-cell>
          <table:table-cell table:style-name="ce181" office:value-type="string" calcext:value-type="string">
            <text:p><text:span text:style-name="T3">CF_</text:span>cur_file_date_modified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4])+[.F24])" office:value-type="string" office:string-value="42C6" calcext:value-type="string">
            <text:p>42C6</text:p>
          </table:table-cell>
          <table:table-cell table:style-name="ce181" office:value-type="string" calcext:value-type="string">
            <text:p><text:span text:style-name="T3">CF_</text:span>cur_file_size_bytes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5])+[.F25])" office:value-type="string" office:string-value="42C8" calcext:value-type="string">
            <text:p>42C8</text:p>
          </table:table-cell>
          <table:table-cell table:style-name="ce181" office:value-type="string" calcext:value-type="string">
            <text:p><text:span text:style-name="T3">CF_</text:span>cur_file_size_sectors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6])+[.F26])" office:value-type="string" office:string-value="42C9" calcext:value-type="string">
            <text:p>42C9</text:p>
          </table:table-cell>
          <table:table-cell table:style-name="ce181" office:value-type="string" calcext:value-type="string">
            <text:p><text:span text:style-name="T3">CF_</text:span>cur_file_entry_number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7])+[.F27])" office:value-type="string" office:string-value="42CB" calcext:value-type="string">
            <text:p>42CB</text:p>
          </table:table-cell>
          <table:table-cell table:style-name="ce181" office:value-type="string" calcext:value-type="string">
            <text:p><text:span text:style-name="T3">CF_</text:span>cur_file_1st_sector</text:p>
          </table:table-cell>
          <table:table-cell table:style-name="ce182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8])+[.F28])" office:value-type="string" office:string-value="42CD" calcext:value-type="string">
            <text:p>42CD</text:p>
          </table:table-cell>
          <table:table-cell table:style-name="ce181" office:value-type="string" calcext:value-type="string">
            <text:p><text:span text:style-name="T3">CF_</text:span>cur_file_load_addr</text:p>
          </table:table-cell>
          <table:table-cell table:style-name="ce183"/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29])+[.F29])" office:value-type="string" office:string-value="42CF" calcext:value-type="string">
            <text:p>42CF</text:p>
          </table:table-cell>
          <table:table-cell table:style-name="ce179" office:value-type="string" calcext:value-type="string">
            <text:p>CLI_buffer_cmd</text:p>
          </table:table-cell>
          <table:table-cell table:style-name="ce182"/>
          <table:table-cell table:style-name="ce185" office:value-type="float" office:value="16" calcext:value-type="float">
            <text:p>16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0])+[.F30])" office:value-type="string" office:string-value="42DF" calcext:value-type="string">
            <text:p>42DF</text:p>
          </table:table-cell>
          <table:table-cell table:style-name="ce179" office:value-type="string" calcext:value-type="string">
            <text:p><text:span text:style-name="T3">CLI_</text:span>buffer_parm1_val</text:p>
          </table:table-cell>
          <table:table-cell table:style-name="ce182"/>
          <table:table-cell table:style-name="ce185" office:value-type="float" office:value="16" calcext:value-type="float">
            <text:p>16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1])+[.F31])" office:value-type="string" office:string-value="42EF" calcext:value-type="string">
            <text:p>42EF</text:p>
          </table:table-cell>
          <table:table-cell table:style-name="ce179" office:value-type="string" calcext:value-type="string">
            <text:p><text:span text:style-name="T3">CLI_</text:span>buffer_parm2_val</text:p>
          </table:table-cell>
          <table:table-cell table:style-name="ce182"/>
          <table:table-cell table:style-name="ce185" office:value-type="float" office:value="16" calcext:value-type="float">
            <text:p>16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2])+[.F32])" office:value-type="string" office:string-value="42FF" calcext:value-type="string">
            <text:p>42FF</text:p>
          </table:table-cell>
          <table:table-cell table:style-name="ce179" office:value-type="string" calcext:value-type="string">
            <text:p><text:span text:style-name="T3">CLI_</text:span>buffer_pgm</text:p>
          </table:table-cell>
          <table:table-cell table:style-name="ce182"/>
          <table:table-cell table:style-name="ce185" office:value-type="float" office:value="32" calcext:value-type="float">
            <text:p>32</text:p>
          </table:table-cell>
        </table:table-row>
        <table:table-row table:style-name="ro4">
          <table:table-cell table:style-name="ce166"/>
          <table:table-cell table:style-name="ce170"/>
          <table:table-cell table:style-name="ce176" table:formula="of:=DEC2HEX(HEX2DEC([.C33])+[.F33])" office:value-type="string" office:string-value="431F" calcext:value-type="string">
            <text:p>431F</text:p>
          </table:table-cell>
          <table:table-cell table:style-name="ce179" office:value-type="string" calcext:value-type="string">
            <text:p><text:span text:style-name="T3">CLI_</text:span>buffer_full_cmd</text:p>
          </table:table-cell>
          <table:table-cell table:style-name="ce182" office:value-type="string" calcext:value-type="string">
            <text:p>CLI copies here commands entered by the user, so that programs called with ‘run’ can read the parameters.</text:p>
          </table:table-cell>
          <table:table-cell table:style-name="ce185" office:value-type="float" office:value="64" calcext:value-type="float">
            <text:p>64</text:p>
          </table:table-cell>
        </table:table-row>
        <table:table-row table:style-name="ro6">
          <table:table-cell table:style-name="ce166"/>
          <table:table-cell table:style-name="ce170"/>
          <table:table-cell table:style-name="ce176" table:formula="of:=DEC2HEX(HEX2DEC([.C34])+[.F34])" office:value-type="string" office:string-value="435F" calcext:value-type="string">
            <text:p>435F</text:p>
          </table:table-cell>
          <table:table-cell table:style-name="ce179" office:value-type="string" calcext:value-type="string">
            <text:p>tmp_addr1</text:p>
          </table:table-cell>
          <table:table-cell table:style-name="ce182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5])+[.F35])" office:value-type="string" office:string-value="4361" calcext:value-type="string">
            <text:p>4361</text:p>
          </table:table-cell>
          <table:table-cell table:style-name="ce179" office:value-type="string" calcext:value-type="string">
            <text:p>tmp_addr2</text:p>
          </table:table-cell>
          <table:table-cell table:style-name="ce182" office:value-type="string" calcext:value-type="string">
            <text:p>Temporary storage for an address</text:p>
          </table:table-cell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6])+[.F36])" office:value-type="string" office:string-value="4363" calcext:value-type="string">
            <text:p>4363</text:p>
          </table:table-cell>
          <table:table-cell table:style-name="ce179" office:value-type="string" calcext:value-type="string">
            <text:p>tmp_addr3</text:p>
          </table:table-cell>
          <table:table-cell table:style-name="ce182" office:value-type="string" calcext:value-type="string">
            <text:p>Temporary storage for an address</text:p>
          </table:table-cell>
          <table:table-cell table:style-name="ce185" office:value-type="float" office:value="2" calcext:value-type="float">
            <text:p>2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7])+[.F37])" office:value-type="string" office:string-value="4365" calcext:value-type="string">
            <text:p>4365</text:p>
          </table:table-cell>
          <table:table-cell table:style-name="ce179" office:value-type="string" calcext:value-type="string">
            <text:p>tmp_byte</text:p>
          </table:table-cell>
          <table:table-cell table:style-name="ce182" office:value-type="string" calcext:value-type="string">
            <text:p>Temporary storage for a Byte</text:p>
          </table:table-cell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8])+[.F38])" office:value-type="string" office:string-value="4366" calcext:value-type="string">
            <text:p>4366</text:p>
          </table:table-cell>
          <table:table-cell table:style-name="ce179" office:value-type="string" calcext:value-type="string">
            <text:p>RTC_hour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39])+[.F39])" office:value-type="string" office:string-value="4367" calcext:value-type="string">
            <text:p>4367</text:p>
          </table:table-cell>
          <table:table-cell table:style-name="ce179" office:value-type="string" calcext:value-type="string">
            <text:p>RTC_minutes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0])+[.F40])" office:value-type="string" office:string-value="4368" calcext:value-type="string">
            <text:p>4368</text:p>
          </table:table-cell>
          <table:table-cell table:style-name="ce179" office:value-type="string" calcext:value-type="string">
            <text:p>RTC_seconds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1])+[.F41])" office:value-type="string" office:string-value="4369" calcext:value-type="string">
            <text:p>4369</text:p>
          </table:table-cell>
          <table:table-cell table:style-name="ce179" office:value-type="string" calcext:value-type="string">
            <text:p>RTC_hundreds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2])+[.F42])" office:value-type="string" office:string-value="436A" calcext:value-type="string">
            <text:p>436A</text:p>
          </table:table-cell>
          <table:table-cell table:style-name="ce179" office:value-type="string" calcext:value-type="string">
            <text:p>RTC_century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3])+[.F43])" office:value-type="string" office:string-value="436B" calcext:value-type="string">
            <text:p>436B</text:p>
          </table:table-cell>
          <table:table-cell table:style-name="ce179" office:value-type="string" calcext:value-type="string">
            <text:p>RTC_year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4])+[.F44])" office:value-type="string" office:string-value="436C" calcext:value-type="string">
            <text:p>436C</text:p>
          </table:table-cell>
          <table:table-cell table:style-name="ce179" office:value-type="string" calcext:value-type="string">
            <text:p>RTC_month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5])+[.F45])" office:value-type="string" office:string-value="436D" calcext:value-type="string">
            <text:p>436D</text:p>
          </table:table-cell>
          <table:table-cell table:style-name="ce179" office:value-type="string" calcext:value-type="string">
            <text:p>RTC_day</text:p>
          </table:table-cell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6])+[.F46])" office:value-type="string" office:string-value="436E" calcext:value-type="string">
            <text:p>436E</text:p>
          </table:table-cell>
          <table:table-cell table:style-name="ce179"/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6"/>
          <table:table-cell table:style-name="ce170"/>
          <table:table-cell table:style-name="ce176" table:formula="of:=DEC2HEX(HEX2DEC([.C47])+[.F47])" office:value-type="string" office:string-value="436F" calcext:value-type="string">
            <text:p>436F</text:p>
          </table:table-cell>
          <table:table-cell table:style-name="ce179"/>
          <table:table-cell table:style-name="ce182"/>
          <table:table-cell table:style-name="ce185" office:value-type="float" office:value="1" calcext:value-type="float">
            <text:p>1</text:p>
          </table:table-cell>
        </table:table-row>
        <table:table-row table:style-name="ro1">
          <table:table-cell table:style-name="ce168" table:formula="of:=DEC2HEX(HEX2DEC([.B6])+1;4)" office:value-type="string" office:string-value="4370" calcext:value-type="string">
            <text:p>4370</text:p>
          </table:table-cell>
          <table:table-cell table:style-name="ce170" table:formula="of:=DEC2HEX(HEX2DEC([.A49])+[.F49]-1;4)" office:value-type="string" office:string-value="456F" calcext:value-type="string">
            <text:p>456F</text:p>
          </table:table-cell>
          <table:table-cell table:style-name="ce177" office:value-type="string" calcext:value-type="string" table:number-columns-spanned="2" table:number-rows-spanned="1">
            <text:p>CF Card Buffer</text:p>
          </table:table-cell>
          <table:covered-table-cell table:style-name="ce178"/>
          <table:table-cell table:style-name="ce184"/>
          <table:table-cell table:style-name="ce185" office:value-type="float" office:value="512" calcext:value-type="float">
            <text:p>512</text:p>
          </table:table-cell>
        </table:table-row>
        <table:table-row table:style-name="ro1">
          <table:table-cell table:style-name="ce166" table:formula="of:=DEC2HEX(HEX2DEC([.B49])+1;4)" office:value-type="string" office:string-value="4570" calcext:value-type="string">
            <text:p>4570</text:p>
          </table:table-cell>
          <table:table-cell table:style-name="ce171" office:value-type="string" calcext:value-type="string">
            <text:p>7FFF</text:p>
          </table:table-cell>
          <table:table-cell table:style-name="ce142" office:value-type="string" calcext:value-type="string" table:number-columns-spanned="3" table:number-rows-spanned="1">
            <text:p>Free RAM</text:p>
          </table:table-cell>
          <table:covered-table-cell table:style-name="ce142"/>
          <table:covered-table-cell table:style-name="ce154"/>
          <table:table-cell table:style-name="ce160" table:formula="of:=HEX2DEC([.B50])-HEX2DEC([.A50])+1" office:value-type="float" office:value="14992" calcext:value-type="float">
            <text:p>14992</text:p>
          </table:table-cell>
        </table:table-row>
        <table:table-row table:style-name="ro1" table:number-rows-repeated="4">
          <table:table-cell table:number-columns-repeated="4"/>
          <table:table-cell table:style-name="ce155"/>
          <table:table-cell table:style-name="ce161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umpblocks" table:style-name="ta1">
        <table:table-column table:style-name="co15" table:default-cell-style-name="ce196"/>
        <table:table-column table:style-name="co16" table:default-cell-style-name="ce216"/>
        <table:table-column table:style-name="co17" table:default-cell-style-name="ce216"/>
        <table:table-column table:style-name="co17" table:default-cell-style-name="ce220"/>
        <table:table-column table:style-name="co18" table:default-cell-style-name="Default"/>
        <table:table-column table:style-name="co22" table:default-cell-style-name="Default"/>
        <table:table-column table:style-name="co16" table:default-cell-style-name="ce216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86" office:value-type="string" calcext:value-type="string" table:number-columns-spanned="4" table:number-rows-spanned="1">
            <text:p>BIOS Jumpblocks</text:p>
          </table:table-cell>
          <table:covered-table-cell table:number-columns-repeated="2" table:style-name="ce200"/>
          <table:covered-table-cell table:style-name="ce218"/>
          <table:table-cell/>
          <table:table-cell table:style-name="ce221" office:value-type="string" calcext:value-type="string" table:number-columns-spanned="4" table:number-rows-spanned="1">
            <text:p>Kernel Jumpblocks</text:p>
          </table:table-cell>
          <table:covered-table-cell table:style-name="ce208"/>
          <table:covered-table-cell table:style-name="ce221"/>
          <table:covered-table-cell table:style-name="ce218"/>
        </table:table-row>
        <table:table-row table:style-name="ro1">
          <table:table-cell table:style-name="ce187"/>
          <table:table-cell table:style-name="ce208" office:value-type="string" calcext:value-type="string" table:number-columns-spanned="3" table:number-rows-spanned="1">
            <text:p>Address</text:p>
          </table:table-cell>
          <table:covered-table-cell table:style-name="ce200"/>
          <table:covered-table-cell table:style-name="ce218"/>
          <table:table-cell/>
          <table:table-cell table:style-name="ce188"/>
          <table:table-cell table:style-name="ce208" office:value-type="string" calcext:value-type="string" table:number-columns-spanned="3" table:number-rows-spanned="1">
            <text:p>Address</text:p>
          </table:table-cell>
          <table:covered-table-cell table:style-name="ce221"/>
          <table:covered-table-cell table:style-name="ce218"/>
        </table:table-row>
        <table:table-row table:style-name="ro1">
          <table:table-cell table:style-name="ce188" office:value-type="string" calcext:value-type="string">
            <text:p>Routine</text:p>
          </table:table-cell>
          <table:table-cell table:style-name="ce208" office:value-type="string" calcext:value-type="string">
            <text:p>Routine</text:p>
          </table:table-cell>
          <table:table-cell table:style-name="ce208" office:value-type="string" calcext:value-type="string">
            <text:p>ROM</text:p>
          </table:table-cell>
          <table:table-cell table:style-name="ce218" office:value-type="string" calcext:value-type="string">
            <text:p>RAM</text:p>
          </table:table-cell>
          <table:table-cell/>
          <table:table-cell table:style-name="ce188" office:value-type="string" calcext:value-type="string">
            <text:p>Routine</text:p>
          </table:table-cell>
          <table:table-cell table:style-name="ce208" office:value-type="string" calcext:value-type="string">
            <text:p>Routine</text:p>
          </table:table-cell>
          <table:table-cell table:style-name="ce208" office:value-type="string" calcext:value-type="string">
            <text:p>ROM</text:p>
          </table:table-cell>
          <table:table-cell table:style-name="ce218" office:value-type="string" calcext:value-type="string">
            <text:p>RAM</text:p>
          </table:table-cell>
        </table:table-row>
        <table:table-row table:style-name="ro1">
          <table:table-cell table:style-name="ce189" office:value-type="string" calcext:value-type="string">
            <text:p>F_BIOS_WBOOT</text:p>
          </table:table-cell>
          <table:table-cell table:style-name="ce215"/>
          <table:table-cell table:style-name="ce217" table:formula="of:=[$ROM.A5]" office:value-type="string" office:string-value="1340" calcext:value-type="string">
            <text:p>1340</text:p>
          </table:table-cell>
          <table:table-cell table:style-name="ce219" table:formula="of:=[$RAM.A4]" office:value-type="string" office:string-value="4020" calcext:value-type="string">
            <text:p>4020</text:p>
          </table:table-cell>
          <table:table-cell/>
          <table:table-cell table:style-name="ce189" office:value-type="string" calcext:value-type="string">
            <text:p>F_KRN_SERIAL_SETFGCOLR</text:p>
          </table:table-cell>
          <table:table-cell table:style-name="ce215"/>
          <table:table-cell table:style-name="ce217" table:formula="of:=[$ROM.A8]" office:value-type="string" office:string-value="2700" calcext:value-type="string">
            <text:p>2700</text:p>
          </table:table-cell>
          <table:table-cell table:style-name="ce219" table:formula="of:=[$RAM.A5]" office:value-type="string" office:string-value="4120" calcext:value-type="string">
            <text:p>4120</text:p>
          </table:table-cell>
        </table:table-row>
        <table:table-row table:style-name="ro1">
          <table:table-cell table:style-name="ce189" office:value-type="string" calcext:value-type="string">
            <text:p>F_BIOS_SYSHALT</text:p>
          </table:table-cell>
          <table:table-cell table:style-name="ce215"/>
          <table:table-cell table:style-name="ce217" table:formula="of:=DEC2HEX(HEX2DEC([.C4])+3;4)" office:value-type="string" office:string-value="1343" calcext:value-type="string">
            <text:p>1343</text:p>
          </table:table-cell>
          <table:table-cell table:style-name="ce217" table:formula="of:=DEC2HEX(HEX2DEC([.D4])+3;4)" office:value-type="string" office:string-value="4023" calcext:value-type="string">
            <text:p>4023</text:p>
          </table:table-cell>
          <table:table-cell/>
          <table:table-cell table:style-name="ce189" office:value-type="string" calcext:value-type="string">
            <text:p>F_KRN_SERIAL_WRSTRCLR</text:p>
          </table:table-cell>
          <table:table-cell table:style-name="ce215"/>
          <table:table-cell table:style-name="ce217" table:formula="of:=DEC2HEX(HEX2DEC([.H4])+3;4)" office:value-type="string" office:string-value="2703" calcext:value-type="string">
            <text:p>2703</text:p>
          </table:table-cell>
          <table:table-cell table:style-name="ce217" table:formula="of:=DEC2HEX(HEX2DEC([.I4])+3;4)" office:value-type="string" office:string-value="4123" calcext:value-type="string">
            <text:p>4123</text:p>
          </table:table-cell>
        </table:table-row>
        <table:table-row table:style-name="ro1">
          <table:table-cell table:style-name="ce189" office:value-type="string" calcext:value-type="string">
            <text:p>F_BIOS_SERIAL_CONIN_A</text:p>
          </table:table-cell>
          <table:table-cell table:style-name="ce215"/>
          <table:table-cell table:style-name="ce217" table:formula="of:=DEC2HEX(HEX2DEC([.C5])+3;4)" office:value-type="string" office:string-value="1346" calcext:value-type="string">
            <text:p>1346</text:p>
          </table:table-cell>
          <table:table-cell table:style-name="ce217" table:formula="of:=DEC2HEX(HEX2DEC([.D5])+3;4)" office:value-type="string" office:string-value="4026" calcext:value-type="string">
            <text:p>4026</text:p>
          </table:table-cell>
          <table:table-cell/>
          <table:table-cell table:style-name="ce189" office:value-type="string" calcext:value-type="string">
            <text:p>F_KRN_SERIAL_WRSTR</text:p>
          </table:table-cell>
          <table:table-cell table:style-name="ce215"/>
          <table:table-cell table:style-name="ce217" table:formula="of:=DEC2HEX(HEX2DEC([.H5])+3;4)" office:value-type="string" office:string-value="2706" calcext:value-type="string">
            <text:p>2706</text:p>
          </table:table-cell>
          <table:table-cell table:style-name="ce217" table:formula="of:=DEC2HEX(HEX2DEC([.I5])+3;4)" office:value-type="string" office:string-value="4126" calcext:value-type="string">
            <text:p>4126</text:p>
          </table:table-cell>
        </table:table-row>
        <table:table-row table:style-name="ro1">
          <table:table-cell table:style-name="ce189" office:value-type="string" calcext:value-type="string">
            <text:p>F_BIOS_SERIAL_CONOUT_A</text:p>
          </table:table-cell>
          <table:table-cell table:style-name="ce215"/>
          <table:table-cell table:style-name="ce217" table:formula="of:=DEC2HEX(HEX2DEC([.C6])+3;4)" office:value-type="string" office:string-value="1349" calcext:value-type="string">
            <text:p>1349</text:p>
          </table:table-cell>
          <table:table-cell table:style-name="ce217" table:formula="of:=DEC2HEX(HEX2DEC([.D6])+3;4)" office:value-type="string" office:string-value="4029" calcext:value-type="string">
            <text:p>4029</text:p>
          </table:table-cell>
          <table:table-cell/>
          <table:table-cell table:style-name="ce189" office:value-type="string" calcext:value-type="string">
            <text:p>F_KRN_SERIAL_RDCHARECHO</text:p>
          </table:table-cell>
          <table:table-cell table:style-name="ce215"/>
          <table:table-cell table:style-name="ce217" table:formula="of:=DEC2HEX(HEX2DEC([.H6])+3;4)" office:value-type="string" office:string-value="2709" calcext:value-type="string">
            <text:p>2709</text:p>
          </table:table-cell>
          <table:table-cell table:style-name="ce217" table:formula="of:=DEC2HEX(HEX2DEC([.I6])+3;4)" office:value-type="string" office:string-value="4129" calcext:value-type="string">
            <text:p>4129</text:p>
          </table:table-cell>
        </table:table-row>
        <table:table-row table:style-name="ro1">
          <table:table-cell table:style-name="ce189" office:value-type="string" calcext:value-type="string">
            <text:p>F_BIOS_SERIAL_CONOUT_B</text:p>
          </table:table-cell>
          <table:table-cell table:style-name="ce215"/>
          <table:table-cell table:style-name="ce217" table:formula="of:=DEC2HEX(HEX2DEC([.C7])+3;4)" office:value-type="string" office:string-value="134C" calcext:value-type="string">
            <text:p>134C</text:p>
          </table:table-cell>
          <table:table-cell table:style-name="ce217" table:formula="of:=DEC2HEX(HEX2DEC([.D7])+3;4)" office:value-type="string" office:string-value="402C" calcext:value-type="string">
            <text:p>402C</text:p>
          </table:table-cell>
          <table:table-cell/>
          <table:table-cell table:style-name="ce189" office:value-type="string" calcext:value-type="string">
            <text:p>F_KRN_SERIAL_EMPTYLINES</text:p>
          </table:table-cell>
          <table:table-cell table:style-name="ce215"/>
          <table:table-cell table:style-name="ce217" table:formula="of:=DEC2HEX(HEX2DEC([.H7])+3;4)" office:value-type="string" office:string-value="270C" calcext:value-type="string">
            <text:p>270C</text:p>
          </table:table-cell>
          <table:table-cell table:style-name="ce217" table:formula="of:=DEC2HEX(HEX2DEC([.I7])+3;4)" office:value-type="string" office:string-value="412C" calcext:value-type="string">
            <text:p>412C</text:p>
          </table:table-cell>
        </table:table-row>
        <table:table-row table:style-name="ro1">
          <table:table-cell table:style-name="ce189" office:value-type="string" calcext:value-type="string">
            <text:p>F_BIOS_CF_INIT</text:p>
          </table:table-cell>
          <table:table-cell table:style-name="ce215"/>
          <table:table-cell table:style-name="ce217" table:formula="of:=DEC2HEX(HEX2DEC([.C8])+3;4)" office:value-type="string" office:string-value="134F" calcext:value-type="string">
            <text:p>134F</text:p>
          </table:table-cell>
          <table:table-cell table:style-name="ce217" table:formula="of:=DEC2HEX(HEX2DEC([.D8])+3;4)" office:value-type="string" office:string-value="402F" calcext:value-type="string">
            <text:p>402F</text:p>
          </table:table-cell>
          <table:table-cell/>
          <table:table-cell table:style-name="ce189" office:value-type="string" calcext:value-type="string">
            <text:p>F_KRN_SERIAL_PRN_BYTES</text:p>
          </table:table-cell>
          <table:table-cell table:style-name="ce215"/>
          <table:table-cell table:style-name="ce217" table:formula="of:=DEC2HEX(HEX2DEC([.H8])+3;4)" office:value-type="string" office:string-value="270F" calcext:value-type="string">
            <text:p>270F</text:p>
          </table:table-cell>
          <table:table-cell table:style-name="ce217" table:formula="of:=DEC2HEX(HEX2DEC([.I8])+3;4)" office:value-type="string" office:string-value="412F" calcext:value-type="string">
            <text:p>412F</text:p>
          </table:table-cell>
        </table:table-row>
        <table:table-row table:style-name="ro1">
          <table:table-cell table:style-name="ce189" office:value-type="string" calcext:value-type="string">
            <text:p>F_BIOS_CF_BUSY</text:p>
          </table:table-cell>
          <table:table-cell table:style-name="ce215"/>
          <table:table-cell table:style-name="ce217" table:formula="of:=DEC2HEX(HEX2DEC([.C9])+3;4)" office:value-type="string" office:string-value="1352" calcext:value-type="string">
            <text:p>1352</text:p>
          </table:table-cell>
          <table:table-cell table:style-name="ce217" table:formula="of:=DEC2HEX(HEX2DEC([.D9])+3;4)" office:value-type="string" office:string-value="4032" calcext:value-type="string">
            <text:p>4032</text:p>
          </table:table-cell>
          <table:table-cell/>
          <table:table-cell table:style-name="ce189" office:value-type="string" calcext:value-type="string">
            <text:p>F_KRN_SERIAL_PRN_BYTES</text:p>
          </table:table-cell>
          <table:table-cell table:style-name="ce215"/>
          <table:table-cell table:style-name="ce217" table:formula="of:=DEC2HEX(HEX2DEC([.H9])+3;4)" office:value-type="string" office:string-value="2712" calcext:value-type="string">
            <text:p>2712</text:p>
          </table:table-cell>
          <table:table-cell table:style-name="ce217" table:formula="of:=DEC2HEX(HEX2DEC([.I9])+3;4)" office:value-type="string" office:string-value="4132" calcext:value-type="string">
            <text:p>4132</text:p>
          </table:table-cell>
        </table:table-row>
        <table:table-row table:style-name="ro1">
          <table:table-cell table:style-name="ce189" office:value-type="string" calcext:value-type="string">
            <text:p>F_BIOS_CF_READ_SEC</text:p>
          </table:table-cell>
          <table:table-cell table:style-name="ce215"/>
          <table:table-cell table:style-name="ce217" table:formula="of:=DEC2HEX(HEX2DEC([.C10])+3;4)" office:value-type="string" office:string-value="1355" calcext:value-type="string">
            <text:p>1355</text:p>
          </table:table-cell>
          <table:table-cell table:style-name="ce217" table:formula="of:=DEC2HEX(HEX2DEC([.D10])+3;4)" office:value-type="string" office:string-value="4035" calcext:value-type="string">
            <text:p>4035</text:p>
          </table:table-cell>
          <table:table-cell/>
          <table:table-cell table:style-name="ce189" office:value-type="string" calcext:value-type="string">
            <text:p>F_KRN_SERIAL_PRN_WORD</text:p>
          </table:table-cell>
          <table:table-cell table:style-name="ce215"/>
          <table:table-cell table:style-name="ce217" table:formula="of:=DEC2HEX(HEX2DEC([.H10])+3;4)" office:value-type="string" office:string-value="2715" calcext:value-type="string">
            <text:p>2715</text:p>
          </table:table-cell>
          <table:table-cell table:style-name="ce217" table:formula="of:=DEC2HEX(HEX2DEC([.I10])+3;4)" office:value-type="string" office:string-value="4135" calcext:value-type="string">
            <text:p>4135</text:p>
          </table:table-cell>
        </table:table-row>
        <table:table-row table:style-name="ro1">
          <table:table-cell table:style-name="ce189" office:value-type="string" calcext:value-type="string">
            <text:p>F_BIOS_CF_WRITE_SEC</text:p>
          </table:table-cell>
          <table:table-cell table:style-name="ce215"/>
          <table:table-cell table:style-name="ce217" table:formula="of:=DEC2HEX(HEX2DEC([.C11])+3;4)" office:value-type="string" office:string-value="1358" calcext:value-type="string">
            <text:p>1358</text:p>
          </table:table-cell>
          <table:table-cell table:style-name="ce217" table:formula="of:=DEC2HEX(HEX2DEC([.D11])+3;4)" office:value-type="string" office:string-value="4038" calcext:value-type="string">
            <text:p>4038</text:p>
          </table:table-cell>
          <table:table-cell/>
          <table:table-cell table:style-name="ce189" office:value-type="string" calcext:value-type="string">
            <text:p>F_KRN_TOUPPER</text:p>
          </table:table-cell>
          <table:table-cell table:style-name="ce215"/>
          <table:table-cell table:style-name="ce217" table:formula="of:=DEC2HEX(HEX2DEC([.H11])+3;4)" office:value-type="string" office:string-value="2718" calcext:value-type="string">
            <text:p>2718</text:p>
          </table:table-cell>
          <table:table-cell table:style-name="ce217" table:formula="of:=DEC2HEX(HEX2DEC([.I11])+3;4)" office:value-type="string" office:string-value="4138" calcext:value-type="string">
            <text:p>4138</text:p>
          </table:table-cell>
        </table:table-row>
        <table:table-row table:style-name="ro1">
          <table:table-cell table:style-name="ce189" office:value-type="string" calcext:value-type="string">
            <text:p>F_BIOS_CF_DISKINFO</text:p>
          </table:table-cell>
          <table:table-cell table:style-name="ce215"/>
          <table:table-cell table:style-name="ce217" table:formula="of:=DEC2HEX(HEX2DEC([.C12])+3;4)" office:value-type="string" office:string-value="135B" calcext:value-type="string">
            <text:p>135B</text:p>
          </table:table-cell>
          <table:table-cell table:style-name="ce217" table:formula="of:=DEC2HEX(HEX2DEC([.D12])+3;4)" office:value-type="string" office:string-value="403B" calcext:value-type="string">
            <text:p>403B</text:p>
          </table:table-cell>
          <table:table-cell/>
          <table:table-cell table:style-name="ce189" office:value-type="string" calcext:value-type="string">
            <text:p>F_KRN_IS_PRINTABLE</text:p>
          </table:table-cell>
          <table:table-cell table:style-name="ce215"/>
          <table:table-cell table:style-name="ce217" table:formula="of:=DEC2HEX(HEX2DEC([.H12])+3;4)" office:value-type="string" office:string-value="271B" calcext:value-type="string">
            <text:p>271B</text:p>
          </table:table-cell>
          <table:table-cell table:style-name="ce217" table:formula="of:=DEC2HEX(HEX2DEC([.I12])+3;4)" office:value-type="string" office:string-value="413B" calcext:value-type="string">
            <text:p>413B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13])+3;4)" office:value-type="string" office:string-value="135E" calcext:value-type="string">
            <text:p>135E</text:p>
          </table:table-cell>
          <table:table-cell table:style-name="ce217" table:formula="of:=DEC2HEX(HEX2DEC([.D13])+3;4)" office:value-type="string" office:string-value="403E" calcext:value-type="string">
            <text:p>403E</text:p>
          </table:table-cell>
          <table:table-cell/>
          <table:table-cell table:style-name="ce189" office:value-type="string" calcext:value-type="string">
            <text:p>F_KRN_IS_NUMERIC</text:p>
          </table:table-cell>
          <table:table-cell table:style-name="ce215"/>
          <table:table-cell table:style-name="ce217" table:formula="of:=DEC2HEX(HEX2DEC([.H13])+3;4)" office:value-type="string" office:string-value="271E" calcext:value-type="string">
            <text:p>271E</text:p>
          </table:table-cell>
          <table:table-cell table:style-name="ce217" table:formula="of:=DEC2HEX(HEX2DEC([.I13])+3;4)" office:value-type="string" office:string-value="413E" calcext:value-type="string">
            <text:p>413E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14])+3;4)" office:value-type="string" office:string-value="1361" calcext:value-type="string">
            <text:p>1361</text:p>
          </table:table-cell>
          <table:table-cell table:style-name="ce217" table:formula="of:=DEC2HEX(HEX2DEC([.D14])+3;4)" office:value-type="string" office:string-value="4041" calcext:value-type="string">
            <text:p>4041</text:p>
          </table:table-cell>
          <table:table-cell/>
          <table:table-cell table:style-name="ce189" office:value-type="string" calcext:value-type="string">
            <text:p>F_KRN_STRCMP</text:p>
          </table:table-cell>
          <table:table-cell table:style-name="ce215"/>
          <table:table-cell table:style-name="ce217" table:formula="of:=DEC2HEX(HEX2DEC([.H14])+3;4)" office:value-type="string" office:string-value="2721" calcext:value-type="string">
            <text:p>2721</text:p>
          </table:table-cell>
          <table:table-cell table:style-name="ce217" table:formula="of:=DEC2HEX(HEX2DEC([.I14])+3;4)" office:value-type="string" office:string-value="4141" calcext:value-type="string">
            <text:p>4141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15])+3;4)" office:value-type="string" office:string-value="1364" calcext:value-type="string">
            <text:p>1364</text:p>
          </table:table-cell>
          <table:table-cell table:style-name="ce217" table:formula="of:=DEC2HEX(HEX2DEC([.D15])+3;4)" office:value-type="string" office:string-value="4044" calcext:value-type="string">
            <text:p>4044</text:p>
          </table:table-cell>
          <table:table-cell/>
          <table:table-cell table:style-name="ce189" office:value-type="string" calcext:value-type="string">
            <text:p>F_KRN_STRCPY</text:p>
          </table:table-cell>
          <table:table-cell table:style-name="ce215"/>
          <table:table-cell table:style-name="ce217" table:formula="of:=DEC2HEX(HEX2DEC([.H15])+3;4)" office:value-type="string" office:string-value="2724" calcext:value-type="string">
            <text:p>2724</text:p>
          </table:table-cell>
          <table:table-cell table:style-name="ce217" table:formula="of:=DEC2HEX(HEX2DEC([.I15])+3;4)" office:value-type="string" office:string-value="4144" calcext:value-type="string">
            <text:p>4144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16])+3;4)" office:value-type="string" office:string-value="1367" calcext:value-type="string">
            <text:p>1367</text:p>
          </table:table-cell>
          <table:table-cell table:style-name="ce217" table:formula="of:=DEC2HEX(HEX2DEC([.D16])+3;4)" office:value-type="string" office:string-value="4047" calcext:value-type="string">
            <text:p>4047</text:p>
          </table:table-cell>
          <table:table-cell/>
          <table:table-cell table:style-name="ce189" office:value-type="string" calcext:value-type="string">
            <text:p>F_KRN_STRLEN</text:p>
          </table:table-cell>
          <table:table-cell table:style-name="ce215"/>
          <table:table-cell table:style-name="ce217" table:formula="of:=DEC2HEX(HEX2DEC([.H16])+3;4)" office:value-type="string" office:string-value="2727" calcext:value-type="string">
            <text:p>2727</text:p>
          </table:table-cell>
          <table:table-cell table:style-name="ce217" table:formula="of:=DEC2HEX(HEX2DEC([.I16])+3;4)" office:value-type="string" office:string-value="4147" calcext:value-type="string">
            <text:p>4147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17])+3;4)" office:value-type="string" office:string-value="136A" calcext:value-type="string">
            <text:p>136A</text:p>
          </table:table-cell>
          <table:table-cell table:style-name="ce217" table:formula="of:=DEC2HEX(HEX2DEC([.D17])+3;4)" office:value-type="string" office:string-value="404A" calcext:value-type="string">
            <text:p>404A</text:p>
          </table:table-cell>
          <table:table-cell/>
          <table:table-cell table:style-name="ce189" office:value-type="string" calcext:value-type="string">
            <text:p>F_KRN_ASCIIADR_TO_HEX</text:p>
          </table:table-cell>
          <table:table-cell table:style-name="ce215"/>
          <table:table-cell table:style-name="ce217" table:formula="of:=DEC2HEX(HEX2DEC([.H17])+3;4)" office:value-type="string" office:string-value="272A" calcext:value-type="string">
            <text:p>272A</text:p>
          </table:table-cell>
          <table:table-cell table:style-name="ce217" table:formula="of:=DEC2HEX(HEX2DEC([.I17])+3;4)" office:value-type="string" office:string-value="414A" calcext:value-type="string">
            <text:p>414A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18])+3;4)" office:value-type="string" office:string-value="136D" calcext:value-type="string">
            <text:p>136D</text:p>
          </table:table-cell>
          <table:table-cell table:style-name="ce217" table:formula="of:=DEC2HEX(HEX2DEC([.D18])+3;4)" office:value-type="string" office:string-value="404D" calcext:value-type="string">
            <text:p>404D</text:p>
          </table:table-cell>
          <table:table-cell/>
          <table:table-cell table:style-name="ce189" office:value-type="string" calcext:value-type="string">
            <text:p>F_KRN_DZFS_READ_SUPERBLOCK</text:p>
          </table:table-cell>
          <table:table-cell table:style-name="ce215"/>
          <table:table-cell table:style-name="ce217" table:formula="of:=DEC2HEX(HEX2DEC([.H18])+3;4)" office:value-type="string" office:string-value="272D" calcext:value-type="string">
            <text:p>272D</text:p>
          </table:table-cell>
          <table:table-cell table:style-name="ce217" table:formula="of:=DEC2HEX(HEX2DEC([.I18])+3;4)" office:value-type="string" office:string-value="414D" calcext:value-type="string">
            <text:p>414D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19])+3;4)" office:value-type="string" office:string-value="1370" calcext:value-type="string">
            <text:p>1370</text:p>
          </table:table-cell>
          <table:table-cell table:style-name="ce217" table:formula="of:=DEC2HEX(HEX2DEC([.D19])+3;4)" office:value-type="string" office:string-value="4050" calcext:value-type="string">
            <text:p>4050</text:p>
          </table:table-cell>
          <table:table-cell/>
          <table:table-cell table:style-name="ce189" office:value-type="string" calcext:value-type="string">
            <text:p>F_KRN_DZFS_GET_FILE_BATENTRY</text:p>
          </table:table-cell>
          <table:table-cell table:style-name="ce215"/>
          <table:table-cell table:style-name="ce217" table:formula="of:=DEC2HEX(HEX2DEC([.H19])+3;4)" office:value-type="string" office:string-value="2730" calcext:value-type="string">
            <text:p>2730</text:p>
          </table:table-cell>
          <table:table-cell table:style-name="ce217" table:formula="of:=DEC2HEX(HEX2DEC([.I19])+3;4)" office:value-type="string" office:string-value="4150" calcext:value-type="string">
            <text:p>4150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0])+3;4)" office:value-type="string" office:string-value="1373" calcext:value-type="string">
            <text:p>1373</text:p>
          </table:table-cell>
          <table:table-cell table:style-name="ce217" table:formula="of:=DEC2HEX(HEX2DEC([.D20])+3;4)" office:value-type="string" office:string-value="4053" calcext:value-type="string">
            <text:p>4053</text:p>
          </table:table-cell>
          <table:table-cell/>
          <table:table-cell table:style-name="ce189" office:value-type="string" calcext:value-type="string">
            <text:p>F_KRN_DZFS_LOAD_FILE_TO_RAM</text:p>
          </table:table-cell>
          <table:table-cell table:style-name="ce215"/>
          <table:table-cell table:style-name="ce217" table:formula="of:=DEC2HEX(HEX2DEC([.H20])+3;4)" office:value-type="string" office:string-value="2733" calcext:value-type="string">
            <text:p>2733</text:p>
          </table:table-cell>
          <table:table-cell table:style-name="ce217" table:formula="of:=DEC2HEX(HEX2DEC([.I20])+3;4)" office:value-type="string" office:string-value="4153" calcext:value-type="string">
            <text:p>4153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1])+3;4)" office:value-type="string" office:string-value="1376" calcext:value-type="string">
            <text:p>1376</text:p>
          </table:table-cell>
          <table:table-cell table:style-name="ce217" table:formula="of:=DEC2HEX(HEX2DEC([.D21])+3;4)" office:value-type="string" office:string-value="4056" calcext:value-type="string">
            <text:p>4056</text:p>
          </table:table-cell>
          <table:table-cell/>
          <table:table-cell table:style-name="ce189" office:value-type="string" calcext:value-type="string">
            <text:p>F_KRN_DZFS_DELETE_FILE</text:p>
          </table:table-cell>
          <table:table-cell table:style-name="ce215"/>
          <table:table-cell table:style-name="ce217" table:formula="of:=DEC2HEX(HEX2DEC([.H21])+3;4)" office:value-type="string" office:string-value="2736" calcext:value-type="string">
            <text:p>2736</text:p>
          </table:table-cell>
          <table:table-cell table:style-name="ce217" table:formula="of:=DEC2HEX(HEX2DEC([.I21])+3;4)" office:value-type="string" office:string-value="4156" calcext:value-type="string">
            <text:p>4156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2])+3;4)" office:value-type="string" office:string-value="1379" calcext:value-type="string">
            <text:p>1379</text:p>
          </table:table-cell>
          <table:table-cell table:style-name="ce217" table:formula="of:=DEC2HEX(HEX2DEC([.D22])+3;4)" office:value-type="string" office:string-value="4059" calcext:value-type="string">
            <text:p>4059</text:p>
          </table:table-cell>
          <table:table-cell/>
          <table:table-cell table:style-name="ce189" office:value-type="string" calcext:value-type="string">
            <text:p>F_KRN_DZFS_RENAME_FILE</text:p>
          </table:table-cell>
          <table:table-cell table:style-name="ce215"/>
          <table:table-cell table:style-name="ce217" table:formula="of:=DEC2HEX(HEX2DEC([.H22])+3;4)" office:value-type="string" office:string-value="2739" calcext:value-type="string">
            <text:p>2739</text:p>
          </table:table-cell>
          <table:table-cell table:style-name="ce217" table:formula="of:=DEC2HEX(HEX2DEC([.I22])+3;4)" office:value-type="string" office:string-value="4159" calcext:value-type="string">
            <text:p>4159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3])+3;4)" office:value-type="string" office:string-value="137C" calcext:value-type="string">
            <text:p>137C</text:p>
          </table:table-cell>
          <table:table-cell table:style-name="ce217" table:formula="of:=DEC2HEX(HEX2DEC([.D23])+3;4)" office:value-type="string" office:string-value="405C" calcext:value-type="string">
            <text:p>405C</text:p>
          </table:table-cell>
          <table:table-cell/>
          <table:table-cell table:style-name="ce189" office:value-type="string" calcext:value-type="string">
            <text:p>F_KRN_DZFS_CHGATTR_FILE</text:p>
          </table:table-cell>
          <table:table-cell table:style-name="ce215"/>
          <table:table-cell table:style-name="ce217" table:formula="of:=DEC2HEX(HEX2DEC([.H23])+3;4)" office:value-type="string" office:string-value="273C" calcext:value-type="string">
            <text:p>273C</text:p>
          </table:table-cell>
          <table:table-cell table:style-name="ce217" table:formula="of:=DEC2HEX(HEX2DEC([.I23])+3;4)" office:value-type="string" office:string-value="415C" calcext:value-type="string">
            <text:p>415C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4])+3;4)" office:value-type="string" office:string-value="137F" calcext:value-type="string">
            <text:p>137F</text:p>
          </table:table-cell>
          <table:table-cell table:style-name="ce217" table:formula="of:=DEC2HEX(HEX2DEC([.D24])+3;4)" office:value-type="string" office:string-value="405F" calcext:value-type="string">
            <text:p>405F</text:p>
          </table:table-cell>
          <table:table-cell/>
          <table:table-cell table:style-name="ce189" office:value-type="string" calcext:value-type="string">
            <text:p>F_KRN_DZFS_FORMAT_CF</text:p>
          </table:table-cell>
          <table:table-cell table:style-name="ce215"/>
          <table:table-cell table:style-name="ce217" table:formula="of:=DEC2HEX(HEX2DEC([.H24])+3;4)" office:value-type="string" office:string-value="273F" calcext:value-type="string">
            <text:p>273F</text:p>
          </table:table-cell>
          <table:table-cell table:style-name="ce217" table:formula="of:=DEC2HEX(HEX2DEC([.I24])+3;4)" office:value-type="string" office:string-value="415F" calcext:value-type="string">
            <text:p>415F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5])+3;4)" office:value-type="string" office:string-value="1382" calcext:value-type="string">
            <text:p>1382</text:p>
          </table:table-cell>
          <table:table-cell table:style-name="ce217" table:formula="of:=DEC2HEX(HEX2DEC([.D25])+3;4)" office:value-type="string" office:string-value="4062" calcext:value-type="string">
            <text:p>4062</text:p>
          </table:table-cell>
          <table:table-cell/>
          <table:table-cell table:style-name="ce189" office:value-type="string" calcext:value-type="string">
            <text:p>F_KRN_DZFS_SHOW_DISKINFO</text:p>
          </table:table-cell>
          <table:table-cell table:style-name="ce215"/>
          <table:table-cell table:style-name="ce217" table:formula="of:=DEC2HEX(HEX2DEC([.H25])+3;4)" office:value-type="string" office:string-value="2742" calcext:value-type="string">
            <text:p>2742</text:p>
          </table:table-cell>
          <table:table-cell table:style-name="ce217" table:formula="of:=DEC2HEX(HEX2DEC([.I25])+3;4)" office:value-type="string" office:string-value="4162" calcext:value-type="string">
            <text:p>4162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6])+3;4)" office:value-type="string" office:string-value="1385" calcext:value-type="string">
            <text:p>1385</text:p>
          </table:table-cell>
          <table:table-cell table:style-name="ce217" table:formula="of:=DEC2HEX(HEX2DEC([.D26])+3;4)" office:value-type="string" office:string-value="4065" calcext:value-type="string">
            <text:p>4065</text:p>
          </table:table-cell>
          <table:table-cell/>
          <table:table-cell table:style-name="ce189"/>
          <table:table-cell table:style-name="ce215"/>
          <table:table-cell table:style-name="ce217" table:formula="of:=DEC2HEX(HEX2DEC([.H26])+3;4)" office:value-type="string" office:string-value="2745" calcext:value-type="string">
            <text:p>2745</text:p>
          </table:table-cell>
          <table:table-cell table:style-name="ce217" table:formula="of:=DEC2HEX(HEX2DEC([.I26])+3;4)" office:value-type="string" office:string-value="4165" calcext:value-type="string">
            <text:p>4165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7])+3;4)" office:value-type="string" office:string-value="1388" calcext:value-type="string">
            <text:p>1388</text:p>
          </table:table-cell>
          <table:table-cell table:style-name="ce217" table:formula="of:=DEC2HEX(HEX2DEC([.D27])+3;4)" office:value-type="string" office:string-value="4068" calcext:value-type="string">
            <text:p>4068</text:p>
          </table:table-cell>
          <table:table-cell/>
          <table:table-cell table:style-name="ce189"/>
          <table:table-cell table:style-name="ce215"/>
          <table:table-cell table:style-name="ce217" table:formula="of:=DEC2HEX(HEX2DEC([.H27])+3;4)" office:value-type="string" office:string-value="2748" calcext:value-type="string">
            <text:p>2748</text:p>
          </table:table-cell>
          <table:table-cell table:style-name="ce217" table:formula="of:=DEC2HEX(HEX2DEC([.I27])+3;4)" office:value-type="string" office:string-value="4168" calcext:value-type="string">
            <text:p>4168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8])+3;4)" office:value-type="string" office:string-value="138B" calcext:value-type="string">
            <text:p>138B</text:p>
          </table:table-cell>
          <table:table-cell table:style-name="ce217" table:formula="of:=DEC2HEX(HEX2DEC([.D28])+3;4)" office:value-type="string" office:string-value="406B" calcext:value-type="string">
            <text:p>406B</text:p>
          </table:table-cell>
          <table:table-cell/>
          <table:table-cell table:style-name="ce189"/>
          <table:table-cell table:style-name="ce215"/>
          <table:table-cell table:style-name="ce217" table:formula="of:=DEC2HEX(HEX2DEC([.H28])+3;4)" office:value-type="string" office:string-value="274B" calcext:value-type="string">
            <text:p>274B</text:p>
          </table:table-cell>
          <table:table-cell table:style-name="ce217" table:formula="of:=DEC2HEX(HEX2DEC([.I28])+3;4)" office:value-type="string" office:string-value="416B" calcext:value-type="string">
            <text:p>416B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29])+3;4)" office:value-type="string" office:string-value="138E" calcext:value-type="string">
            <text:p>138E</text:p>
          </table:table-cell>
          <table:table-cell table:style-name="ce217" table:formula="of:=DEC2HEX(HEX2DEC([.D29])+3;4)" office:value-type="string" office:string-value="406E" calcext:value-type="string">
            <text:p>406E</text:p>
          </table:table-cell>
          <table:table-cell/>
          <table:table-cell table:style-name="ce189"/>
          <table:table-cell table:style-name="ce215"/>
          <table:table-cell table:style-name="ce217" table:formula="of:=DEC2HEX(HEX2DEC([.H29])+3;4)" office:value-type="string" office:string-value="274E" calcext:value-type="string">
            <text:p>274E</text:p>
          </table:table-cell>
          <table:table-cell table:style-name="ce217" table:formula="of:=DEC2HEX(HEX2DEC([.I29])+3;4)" office:value-type="string" office:string-value="416E" calcext:value-type="string">
            <text:p>416E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0])+3;4)" office:value-type="string" office:string-value="1391" calcext:value-type="string">
            <text:p>1391</text:p>
          </table:table-cell>
          <table:table-cell table:style-name="ce217" table:formula="of:=DEC2HEX(HEX2DEC([.D30])+3;4)" office:value-type="string" office:string-value="4071" calcext:value-type="string">
            <text:p>4071</text:p>
          </table:table-cell>
          <table:table-cell/>
          <table:table-cell table:style-name="ce189"/>
          <table:table-cell table:style-name="ce215"/>
          <table:table-cell table:style-name="ce217" table:formula="of:=DEC2HEX(HEX2DEC([.H30])+3;4)" office:value-type="string" office:string-value="2751" calcext:value-type="string">
            <text:p>2751</text:p>
          </table:table-cell>
          <table:table-cell table:style-name="ce217" table:formula="of:=DEC2HEX(HEX2DEC([.I30])+3;4)" office:value-type="string" office:string-value="4171" calcext:value-type="string">
            <text:p>4171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1])+3;4)" office:value-type="string" office:string-value="1394" calcext:value-type="string">
            <text:p>1394</text:p>
          </table:table-cell>
          <table:table-cell table:style-name="ce217" table:formula="of:=DEC2HEX(HEX2DEC([.D31])+3;4)" office:value-type="string" office:string-value="4074" calcext:value-type="string">
            <text:p>4074</text:p>
          </table:table-cell>
          <table:table-cell/>
          <table:table-cell table:style-name="ce189"/>
          <table:table-cell table:style-name="ce215"/>
          <table:table-cell table:style-name="ce217" table:formula="of:=DEC2HEX(HEX2DEC([.H31])+3;4)" office:value-type="string" office:string-value="2754" calcext:value-type="string">
            <text:p>2754</text:p>
          </table:table-cell>
          <table:table-cell table:style-name="ce217" table:formula="of:=DEC2HEX(HEX2DEC([.I31])+3;4)" office:value-type="string" office:string-value="4174" calcext:value-type="string">
            <text:p>4174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2])+3;4)" office:value-type="string" office:string-value="1397" calcext:value-type="string">
            <text:p>1397</text:p>
          </table:table-cell>
          <table:table-cell table:style-name="ce217" table:formula="of:=DEC2HEX(HEX2DEC([.D32])+3;4)" office:value-type="string" office:string-value="4077" calcext:value-type="string">
            <text:p>4077</text:p>
          </table:table-cell>
          <table:table-cell/>
          <table:table-cell table:style-name="ce189"/>
          <table:table-cell table:style-name="ce215"/>
          <table:table-cell table:style-name="ce217" table:formula="of:=DEC2HEX(HEX2DEC([.H32])+3;4)" office:value-type="string" office:string-value="2757" calcext:value-type="string">
            <text:p>2757</text:p>
          </table:table-cell>
          <table:table-cell table:style-name="ce217" table:formula="of:=DEC2HEX(HEX2DEC([.I32])+3;4)" office:value-type="string" office:string-value="4177" calcext:value-type="string">
            <text:p>4177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3])+3;4)" office:value-type="string" office:string-value="139A" calcext:value-type="string">
            <text:p>139A</text:p>
          </table:table-cell>
          <table:table-cell table:style-name="ce217" table:formula="of:=DEC2HEX(HEX2DEC([.D33])+3;4)" office:value-type="string" office:string-value="407A" calcext:value-type="string">
            <text:p>407A</text:p>
          </table:table-cell>
          <table:table-cell/>
          <table:table-cell table:style-name="ce189"/>
          <table:table-cell table:style-name="ce215"/>
          <table:table-cell table:style-name="ce217" table:formula="of:=DEC2HEX(HEX2DEC([.H33])+3;4)" office:value-type="string" office:string-value="275A" calcext:value-type="string">
            <text:p>275A</text:p>
          </table:table-cell>
          <table:table-cell table:style-name="ce217" table:formula="of:=DEC2HEX(HEX2DEC([.I33])+3;4)" office:value-type="string" office:string-value="417A" calcext:value-type="string">
            <text:p>417A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4])+3;4)" office:value-type="string" office:string-value="139D" calcext:value-type="string">
            <text:p>139D</text:p>
          </table:table-cell>
          <table:table-cell table:style-name="ce217" table:formula="of:=DEC2HEX(HEX2DEC([.D34])+3;4)" office:value-type="string" office:string-value="407D" calcext:value-type="string">
            <text:p>407D</text:p>
          </table:table-cell>
          <table:table-cell/>
          <table:table-cell table:style-name="ce189"/>
          <table:table-cell table:style-name="ce215"/>
          <table:table-cell table:style-name="ce217" table:formula="of:=DEC2HEX(HEX2DEC([.H34])+3;4)" office:value-type="string" office:string-value="275D" calcext:value-type="string">
            <text:p>275D</text:p>
          </table:table-cell>
          <table:table-cell table:style-name="ce217" table:formula="of:=DEC2HEX(HEX2DEC([.I34])+3;4)" office:value-type="string" office:string-value="417D" calcext:value-type="string">
            <text:p>417D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5])+3;4)" office:value-type="string" office:string-value="13A0" calcext:value-type="string">
            <text:p>13A0</text:p>
          </table:table-cell>
          <table:table-cell table:style-name="ce217" table:formula="of:=DEC2HEX(HEX2DEC([.D35])+3;4)" office:value-type="string" office:string-value="4080" calcext:value-type="string">
            <text:p>4080</text:p>
          </table:table-cell>
          <table:table-cell/>
          <table:table-cell table:style-name="ce189"/>
          <table:table-cell table:style-name="ce215"/>
          <table:table-cell table:style-name="ce217" table:formula="of:=DEC2HEX(HEX2DEC([.H35])+3;4)" office:value-type="string" office:string-value="2760" calcext:value-type="string">
            <text:p>2760</text:p>
          </table:table-cell>
          <table:table-cell table:style-name="ce217" table:formula="of:=DEC2HEX(HEX2DEC([.I35])+3;4)" office:value-type="string" office:string-value="4180" calcext:value-type="string">
            <text:p>4180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6])+3;4)" office:value-type="string" office:string-value="13A3" calcext:value-type="string">
            <text:p>13A3</text:p>
          </table:table-cell>
          <table:table-cell table:style-name="ce217" table:formula="of:=DEC2HEX(HEX2DEC([.D36])+3;4)" office:value-type="string" office:string-value="4083" calcext:value-type="string">
            <text:p>4083</text:p>
          </table:table-cell>
          <table:table-cell/>
          <table:table-cell table:style-name="ce189"/>
          <table:table-cell table:style-name="ce215"/>
          <table:table-cell table:style-name="ce217" table:formula="of:=DEC2HEX(HEX2DEC([.H36])+3;4)" office:value-type="string" office:string-value="2763" calcext:value-type="string">
            <text:p>2763</text:p>
          </table:table-cell>
          <table:table-cell table:style-name="ce217" table:formula="of:=DEC2HEX(HEX2DEC([.I36])+3;4)" office:value-type="string" office:string-value="4183" calcext:value-type="string">
            <text:p>4183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7])+3;4)" office:value-type="string" office:string-value="13A6" calcext:value-type="string">
            <text:p>13A6</text:p>
          </table:table-cell>
          <table:table-cell table:style-name="ce217" table:formula="of:=DEC2HEX(HEX2DEC([.D37])+3;4)" office:value-type="string" office:string-value="4086" calcext:value-type="string">
            <text:p>4086</text:p>
          </table:table-cell>
          <table:table-cell/>
          <table:table-cell table:style-name="ce189"/>
          <table:table-cell table:style-name="ce215"/>
          <table:table-cell table:style-name="ce217" table:formula="of:=DEC2HEX(HEX2DEC([.H37])+3;4)" office:value-type="string" office:string-value="2766" calcext:value-type="string">
            <text:p>2766</text:p>
          </table:table-cell>
          <table:table-cell table:style-name="ce217" table:formula="of:=DEC2HEX(HEX2DEC([.I37])+3;4)" office:value-type="string" office:string-value="4186" calcext:value-type="string">
            <text:p>4186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8])+3;4)" office:value-type="string" office:string-value="13A9" calcext:value-type="string">
            <text:p>13A9</text:p>
          </table:table-cell>
          <table:table-cell table:style-name="ce217" table:formula="of:=DEC2HEX(HEX2DEC([.D38])+3;4)" office:value-type="string" office:string-value="4089" calcext:value-type="string">
            <text:p>4089</text:p>
          </table:table-cell>
          <table:table-cell/>
          <table:table-cell table:style-name="ce189"/>
          <table:table-cell table:style-name="ce215"/>
          <table:table-cell table:style-name="ce217" table:formula="of:=DEC2HEX(HEX2DEC([.H38])+3;4)" office:value-type="string" office:string-value="2769" calcext:value-type="string">
            <text:p>2769</text:p>
          </table:table-cell>
          <table:table-cell table:style-name="ce217" table:formula="of:=DEC2HEX(HEX2DEC([.I38])+3;4)" office:value-type="string" office:string-value="4189" calcext:value-type="string">
            <text:p>4189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39])+3;4)" office:value-type="string" office:string-value="13AC" calcext:value-type="string">
            <text:p>13AC</text:p>
          </table:table-cell>
          <table:table-cell table:style-name="ce217" table:formula="of:=DEC2HEX(HEX2DEC([.D39])+3;4)" office:value-type="string" office:string-value="408C" calcext:value-type="string">
            <text:p>408C</text:p>
          </table:table-cell>
          <table:table-cell/>
          <table:table-cell table:style-name="ce189"/>
          <table:table-cell table:style-name="ce215"/>
          <table:table-cell table:style-name="ce217" table:formula="of:=DEC2HEX(HEX2DEC([.H39])+3;4)" office:value-type="string" office:string-value="276C" calcext:value-type="string">
            <text:p>276C</text:p>
          </table:table-cell>
          <table:table-cell table:style-name="ce217" table:formula="of:=DEC2HEX(HEX2DEC([.I39])+3;4)" office:value-type="string" office:string-value="418C" calcext:value-type="string">
            <text:p>418C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0])+3;4)" office:value-type="string" office:string-value="13AF" calcext:value-type="string">
            <text:p>13AF</text:p>
          </table:table-cell>
          <table:table-cell table:style-name="ce217" table:formula="of:=DEC2HEX(HEX2DEC([.D40])+3;4)" office:value-type="string" office:string-value="408F" calcext:value-type="string">
            <text:p>408F</text:p>
          </table:table-cell>
          <table:table-cell/>
          <table:table-cell table:style-name="ce189"/>
          <table:table-cell table:style-name="ce215"/>
          <table:table-cell table:style-name="ce217" table:formula="of:=DEC2HEX(HEX2DEC([.H40])+3;4)" office:value-type="string" office:string-value="276F" calcext:value-type="string">
            <text:p>276F</text:p>
          </table:table-cell>
          <table:table-cell table:style-name="ce217" table:formula="of:=DEC2HEX(HEX2DEC([.I40])+3;4)" office:value-type="string" office:string-value="418F" calcext:value-type="string">
            <text:p>418F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1])+3;4)" office:value-type="string" office:string-value="13B2" calcext:value-type="string">
            <text:p>13B2</text:p>
          </table:table-cell>
          <table:table-cell table:style-name="ce217" table:formula="of:=DEC2HEX(HEX2DEC([.D41])+3;4)" office:value-type="string" office:string-value="4092" calcext:value-type="string">
            <text:p>4092</text:p>
          </table:table-cell>
          <table:table-cell/>
          <table:table-cell table:style-name="ce189"/>
          <table:table-cell table:style-name="ce215"/>
          <table:table-cell table:style-name="ce217" table:formula="of:=DEC2HEX(HEX2DEC([.H41])+3;4)" office:value-type="string" office:string-value="2772" calcext:value-type="string">
            <text:p>2772</text:p>
          </table:table-cell>
          <table:table-cell table:style-name="ce217" table:formula="of:=DEC2HEX(HEX2DEC([.I41])+3;4)" office:value-type="string" office:string-value="4192" calcext:value-type="string">
            <text:p>4192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2])+3;4)" office:value-type="string" office:string-value="13B5" calcext:value-type="string">
            <text:p>13B5</text:p>
          </table:table-cell>
          <table:table-cell table:style-name="ce217" table:formula="of:=DEC2HEX(HEX2DEC([.D42])+3;4)" office:value-type="string" office:string-value="4095" calcext:value-type="string">
            <text:p>4095</text:p>
          </table:table-cell>
          <table:table-cell/>
          <table:table-cell table:style-name="ce189"/>
          <table:table-cell table:style-name="ce215"/>
          <table:table-cell table:style-name="ce217" table:formula="of:=DEC2HEX(HEX2DEC([.H42])+3;4)" office:value-type="string" office:string-value="2775" calcext:value-type="string">
            <text:p>2775</text:p>
          </table:table-cell>
          <table:table-cell table:style-name="ce217" table:formula="of:=DEC2HEX(HEX2DEC([.I42])+3;4)" office:value-type="string" office:string-value="4195" calcext:value-type="string">
            <text:p>4195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3])+3;4)" office:value-type="string" office:string-value="13B8" calcext:value-type="string">
            <text:p>13B8</text:p>
          </table:table-cell>
          <table:table-cell table:style-name="ce217" table:formula="of:=DEC2HEX(HEX2DEC([.D43])+3;4)" office:value-type="string" office:string-value="4098" calcext:value-type="string">
            <text:p>4098</text:p>
          </table:table-cell>
          <table:table-cell/>
          <table:table-cell table:style-name="ce189"/>
          <table:table-cell table:style-name="ce215"/>
          <table:table-cell table:style-name="ce217" table:formula="of:=DEC2HEX(HEX2DEC([.H43])+3;4)" office:value-type="string" office:string-value="2778" calcext:value-type="string">
            <text:p>2778</text:p>
          </table:table-cell>
          <table:table-cell table:style-name="ce217" table:formula="of:=DEC2HEX(HEX2DEC([.I43])+3;4)" office:value-type="string" office:string-value="4198" calcext:value-type="string">
            <text:p>4198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4])+3;4)" office:value-type="string" office:string-value="13BB" calcext:value-type="string">
            <text:p>13BB</text:p>
          </table:table-cell>
          <table:table-cell table:style-name="ce217" table:formula="of:=DEC2HEX(HEX2DEC([.D44])+3;4)" office:value-type="string" office:string-value="409B" calcext:value-type="string">
            <text:p>409B</text:p>
          </table:table-cell>
          <table:table-cell/>
          <table:table-cell table:style-name="ce189"/>
          <table:table-cell table:style-name="ce215"/>
          <table:table-cell table:style-name="ce217" table:formula="of:=DEC2HEX(HEX2DEC([.H44])+3;4)" office:value-type="string" office:string-value="277B" calcext:value-type="string">
            <text:p>277B</text:p>
          </table:table-cell>
          <table:table-cell table:style-name="ce217" table:formula="of:=DEC2HEX(HEX2DEC([.I44])+3;4)" office:value-type="string" office:string-value="419B" calcext:value-type="string">
            <text:p>419B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5])+3;4)" office:value-type="string" office:string-value="13BE" calcext:value-type="string">
            <text:p>13BE</text:p>
          </table:table-cell>
          <table:table-cell table:style-name="ce217" table:formula="of:=DEC2HEX(HEX2DEC([.D45])+3;4)" office:value-type="string" office:string-value="409E" calcext:value-type="string">
            <text:p>409E</text:p>
          </table:table-cell>
          <table:table-cell/>
          <table:table-cell table:style-name="ce189"/>
          <table:table-cell table:style-name="ce215"/>
          <table:table-cell table:style-name="ce217" table:formula="of:=DEC2HEX(HEX2DEC([.H45])+3;4)" office:value-type="string" office:string-value="277E" calcext:value-type="string">
            <text:p>277E</text:p>
          </table:table-cell>
          <table:table-cell table:style-name="ce217" table:formula="of:=DEC2HEX(HEX2DEC([.I45])+3;4)" office:value-type="string" office:string-value="419E" calcext:value-type="string">
            <text:p>419E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6])+3;4)" office:value-type="string" office:string-value="13C1" calcext:value-type="string">
            <text:p>13C1</text:p>
          </table:table-cell>
          <table:table-cell table:style-name="ce217" table:formula="of:=DEC2HEX(HEX2DEC([.D46])+3;4)" office:value-type="string" office:string-value="40A1" calcext:value-type="string">
            <text:p>40A1</text:p>
          </table:table-cell>
          <table:table-cell/>
          <table:table-cell table:style-name="ce189"/>
          <table:table-cell table:style-name="ce215"/>
          <table:table-cell table:style-name="ce217" table:formula="of:=DEC2HEX(HEX2DEC([.H46])+3;4)" office:value-type="string" office:string-value="2781" calcext:value-type="string">
            <text:p>2781</text:p>
          </table:table-cell>
          <table:table-cell table:style-name="ce217" table:formula="of:=DEC2HEX(HEX2DEC([.I46])+3;4)" office:value-type="string" office:string-value="41A1" calcext:value-type="string">
            <text:p>41A1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7])+3;4)" office:value-type="string" office:string-value="13C4" calcext:value-type="string">
            <text:p>13C4</text:p>
          </table:table-cell>
          <table:table-cell table:style-name="ce217" table:formula="of:=DEC2HEX(HEX2DEC([.D47])+3;4)" office:value-type="string" office:string-value="40A4" calcext:value-type="string">
            <text:p>40A4</text:p>
          </table:table-cell>
          <table:table-cell/>
          <table:table-cell table:style-name="ce189"/>
          <table:table-cell table:style-name="ce215"/>
          <table:table-cell table:style-name="ce217" table:formula="of:=DEC2HEX(HEX2DEC([.H47])+3;4)" office:value-type="string" office:string-value="2784" calcext:value-type="string">
            <text:p>2784</text:p>
          </table:table-cell>
          <table:table-cell table:style-name="ce217" table:formula="of:=DEC2HEX(HEX2DEC([.I47])+3;4)" office:value-type="string" office:string-value="41A4" calcext:value-type="string">
            <text:p>41A4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8])+3;4)" office:value-type="string" office:string-value="13C7" calcext:value-type="string">
            <text:p>13C7</text:p>
          </table:table-cell>
          <table:table-cell table:style-name="ce217" table:formula="of:=DEC2HEX(HEX2DEC([.D48])+3;4)" office:value-type="string" office:string-value="40A7" calcext:value-type="string">
            <text:p>40A7</text:p>
          </table:table-cell>
          <table:table-cell/>
          <table:table-cell table:style-name="ce189"/>
          <table:table-cell table:style-name="ce215"/>
          <table:table-cell table:style-name="ce217" table:formula="of:=DEC2HEX(HEX2DEC([.H48])+3;4)" office:value-type="string" office:string-value="2787" calcext:value-type="string">
            <text:p>2787</text:p>
          </table:table-cell>
          <table:table-cell table:style-name="ce217" table:formula="of:=DEC2HEX(HEX2DEC([.I48])+3;4)" office:value-type="string" office:string-value="41A7" calcext:value-type="string">
            <text:p>41A7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49])+3;4)" office:value-type="string" office:string-value="13CA" calcext:value-type="string">
            <text:p>13CA</text:p>
          </table:table-cell>
          <table:table-cell table:style-name="ce217" table:formula="of:=DEC2HEX(HEX2DEC([.D49])+3;4)" office:value-type="string" office:string-value="40AA" calcext:value-type="string">
            <text:p>40AA</text:p>
          </table:table-cell>
          <table:table-cell/>
          <table:table-cell table:style-name="ce189"/>
          <table:table-cell table:style-name="ce215"/>
          <table:table-cell table:style-name="ce217" table:formula="of:=DEC2HEX(HEX2DEC([.H49])+3;4)" office:value-type="string" office:string-value="278A" calcext:value-type="string">
            <text:p>278A</text:p>
          </table:table-cell>
          <table:table-cell table:style-name="ce217" table:formula="of:=DEC2HEX(HEX2DEC([.I49])+3;4)" office:value-type="string" office:string-value="41AA" calcext:value-type="string">
            <text:p>41AA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0])+3;4)" office:value-type="string" office:string-value="13CD" calcext:value-type="string">
            <text:p>13CD</text:p>
          </table:table-cell>
          <table:table-cell table:style-name="ce217" table:formula="of:=DEC2HEX(HEX2DEC([.D50])+3;4)" office:value-type="string" office:string-value="40AD" calcext:value-type="string">
            <text:p>40AD</text:p>
          </table:table-cell>
          <table:table-cell/>
          <table:table-cell table:style-name="ce189"/>
          <table:table-cell table:style-name="ce215"/>
          <table:table-cell table:style-name="ce217" table:formula="of:=DEC2HEX(HEX2DEC([.H50])+3;4)" office:value-type="string" office:string-value="278D" calcext:value-type="string">
            <text:p>278D</text:p>
          </table:table-cell>
          <table:table-cell table:style-name="ce217" table:formula="of:=DEC2HEX(HEX2DEC([.I50])+3;4)" office:value-type="string" office:string-value="41AD" calcext:value-type="string">
            <text:p>41AD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1])+3;4)" office:value-type="string" office:string-value="13D0" calcext:value-type="string">
            <text:p>13D0</text:p>
          </table:table-cell>
          <table:table-cell table:style-name="ce217" table:formula="of:=DEC2HEX(HEX2DEC([.D51])+3;4)" office:value-type="string" office:string-value="40B0" calcext:value-type="string">
            <text:p>40B0</text:p>
          </table:table-cell>
          <table:table-cell/>
          <table:table-cell table:style-name="ce189"/>
          <table:table-cell table:style-name="ce215"/>
          <table:table-cell table:style-name="ce217" table:formula="of:=DEC2HEX(HEX2DEC([.H51])+3;4)" office:value-type="string" office:string-value="2790" calcext:value-type="string">
            <text:p>2790</text:p>
          </table:table-cell>
          <table:table-cell table:style-name="ce217" table:formula="of:=DEC2HEX(HEX2DEC([.I51])+3;4)" office:value-type="string" office:string-value="41B0" calcext:value-type="string">
            <text:p>41B0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2])+3;4)" office:value-type="string" office:string-value="13D3" calcext:value-type="string">
            <text:p>13D3</text:p>
          </table:table-cell>
          <table:table-cell table:style-name="ce217" table:formula="of:=DEC2HEX(HEX2DEC([.D52])+3;4)" office:value-type="string" office:string-value="40B3" calcext:value-type="string">
            <text:p>40B3</text:p>
          </table:table-cell>
          <table:table-cell/>
          <table:table-cell table:style-name="ce189"/>
          <table:table-cell table:style-name="ce215"/>
          <table:table-cell table:style-name="ce217" table:formula="of:=DEC2HEX(HEX2DEC([.H52])+3;4)" office:value-type="string" office:string-value="2793" calcext:value-type="string">
            <text:p>2793</text:p>
          </table:table-cell>
          <table:table-cell table:style-name="ce217" table:formula="of:=DEC2HEX(HEX2DEC([.I52])+3;4)" office:value-type="string" office:string-value="41B3" calcext:value-type="string">
            <text:p>41B3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3])+3;4)" office:value-type="string" office:string-value="13D6" calcext:value-type="string">
            <text:p>13D6</text:p>
          </table:table-cell>
          <table:table-cell table:style-name="ce217" table:formula="of:=DEC2HEX(HEX2DEC([.D53])+3;4)" office:value-type="string" office:string-value="40B6" calcext:value-type="string">
            <text:p>40B6</text:p>
          </table:table-cell>
          <table:table-cell/>
          <table:table-cell table:style-name="ce189"/>
          <table:table-cell table:style-name="ce215"/>
          <table:table-cell table:style-name="ce217" table:formula="of:=DEC2HEX(HEX2DEC([.H53])+3;4)" office:value-type="string" office:string-value="2796" calcext:value-type="string">
            <text:p>2796</text:p>
          </table:table-cell>
          <table:table-cell table:style-name="ce217" table:formula="of:=DEC2HEX(HEX2DEC([.I53])+3;4)" office:value-type="string" office:string-value="41B6" calcext:value-type="string">
            <text:p>41B6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4])+3;4)" office:value-type="string" office:string-value="13D9" calcext:value-type="string">
            <text:p>13D9</text:p>
          </table:table-cell>
          <table:table-cell table:style-name="ce217" table:formula="of:=DEC2HEX(HEX2DEC([.D54])+3;4)" office:value-type="string" office:string-value="40B9" calcext:value-type="string">
            <text:p>40B9</text:p>
          </table:table-cell>
          <table:table-cell/>
          <table:table-cell table:style-name="ce189"/>
          <table:table-cell table:style-name="ce215"/>
          <table:table-cell table:style-name="ce217" table:formula="of:=DEC2HEX(HEX2DEC([.H54])+3;4)" office:value-type="string" office:string-value="2799" calcext:value-type="string">
            <text:p>2799</text:p>
          </table:table-cell>
          <table:table-cell table:style-name="ce217" table:formula="of:=DEC2HEX(HEX2DEC([.I54])+3;4)" office:value-type="string" office:string-value="41B9" calcext:value-type="string">
            <text:p>41B9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5])+3;4)" office:value-type="string" office:string-value="13DC" calcext:value-type="string">
            <text:p>13DC</text:p>
          </table:table-cell>
          <table:table-cell table:style-name="ce217" table:formula="of:=DEC2HEX(HEX2DEC([.D55])+3;4)" office:value-type="string" office:string-value="40BC" calcext:value-type="string">
            <text:p>40BC</text:p>
          </table:table-cell>
          <table:table-cell/>
          <table:table-cell table:style-name="ce189"/>
          <table:table-cell table:style-name="ce215"/>
          <table:table-cell table:style-name="ce217" table:formula="of:=DEC2HEX(HEX2DEC([.H55])+3;4)" office:value-type="string" office:string-value="279C" calcext:value-type="string">
            <text:p>279C</text:p>
          </table:table-cell>
          <table:table-cell table:style-name="ce217" table:formula="of:=DEC2HEX(HEX2DEC([.I55])+3;4)" office:value-type="string" office:string-value="41BC" calcext:value-type="string">
            <text:p>41BC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6])+3;4)" office:value-type="string" office:string-value="13DF" calcext:value-type="string">
            <text:p>13DF</text:p>
          </table:table-cell>
          <table:table-cell table:style-name="ce217" table:formula="of:=DEC2HEX(HEX2DEC([.D56])+3;4)" office:value-type="string" office:string-value="40BF" calcext:value-type="string">
            <text:p>40BF</text:p>
          </table:table-cell>
          <table:table-cell/>
          <table:table-cell table:style-name="ce189"/>
          <table:table-cell table:style-name="ce215"/>
          <table:table-cell table:style-name="ce217" table:formula="of:=DEC2HEX(HEX2DEC([.H56])+3;4)" office:value-type="string" office:string-value="279F" calcext:value-type="string">
            <text:p>279F</text:p>
          </table:table-cell>
          <table:table-cell table:style-name="ce217" table:formula="of:=DEC2HEX(HEX2DEC([.I56])+3;4)" office:value-type="string" office:string-value="41BF" calcext:value-type="string">
            <text:p>41BF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7])+3;4)" office:value-type="string" office:string-value="13E2" calcext:value-type="string">
            <text:p>13E2</text:p>
          </table:table-cell>
          <table:table-cell table:style-name="ce217" table:formula="of:=DEC2HEX(HEX2DEC([.D57])+3;4)" office:value-type="string" office:string-value="40C2" calcext:value-type="string">
            <text:p>40C2</text:p>
          </table:table-cell>
          <table:table-cell/>
          <table:table-cell table:style-name="ce189"/>
          <table:table-cell table:style-name="ce215"/>
          <table:table-cell table:style-name="ce217" table:formula="of:=DEC2HEX(HEX2DEC([.H57])+3;4)" office:value-type="string" office:string-value="27A2" calcext:value-type="string">
            <text:p>27A2</text:p>
          </table:table-cell>
          <table:table-cell table:style-name="ce217" table:formula="of:=DEC2HEX(HEX2DEC([.I57])+3;4)" office:value-type="string" office:string-value="41C2" calcext:value-type="string">
            <text:p>41C2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8])+3;4)" office:value-type="string" office:string-value="13E5" calcext:value-type="string">
            <text:p>13E5</text:p>
          </table:table-cell>
          <table:table-cell table:style-name="ce217" table:formula="of:=DEC2HEX(HEX2DEC([.D58])+3;4)" office:value-type="string" office:string-value="40C5" calcext:value-type="string">
            <text:p>40C5</text:p>
          </table:table-cell>
          <table:table-cell/>
          <table:table-cell table:style-name="ce189"/>
          <table:table-cell table:style-name="ce215"/>
          <table:table-cell table:style-name="ce217" table:formula="of:=DEC2HEX(HEX2DEC([.H58])+3;4)" office:value-type="string" office:string-value="27A5" calcext:value-type="string">
            <text:p>27A5</text:p>
          </table:table-cell>
          <table:table-cell table:style-name="ce217" table:formula="of:=DEC2HEX(HEX2DEC([.I58])+3;4)" office:value-type="string" office:string-value="41C5" calcext:value-type="string">
            <text:p>41C5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59])+3;4)" office:value-type="string" office:string-value="13E8" calcext:value-type="string">
            <text:p>13E8</text:p>
          </table:table-cell>
          <table:table-cell table:style-name="ce217" table:formula="of:=DEC2HEX(HEX2DEC([.D59])+3;4)" office:value-type="string" office:string-value="40C8" calcext:value-type="string">
            <text:p>40C8</text:p>
          </table:table-cell>
          <table:table-cell/>
          <table:table-cell table:style-name="ce189"/>
          <table:table-cell table:style-name="ce215"/>
          <table:table-cell table:style-name="ce217" table:formula="of:=DEC2HEX(HEX2DEC([.H59])+3;4)" office:value-type="string" office:string-value="27A8" calcext:value-type="string">
            <text:p>27A8</text:p>
          </table:table-cell>
          <table:table-cell table:style-name="ce217" table:formula="of:=DEC2HEX(HEX2DEC([.I59])+3;4)" office:value-type="string" office:string-value="41C8" calcext:value-type="string">
            <text:p>41C8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0])+3;4)" office:value-type="string" office:string-value="13EB" calcext:value-type="string">
            <text:p>13EB</text:p>
          </table:table-cell>
          <table:table-cell table:style-name="ce217" table:formula="of:=DEC2HEX(HEX2DEC([.D60])+3;4)" office:value-type="string" office:string-value="40CB" calcext:value-type="string">
            <text:p>40CB</text:p>
          </table:table-cell>
          <table:table-cell/>
          <table:table-cell table:style-name="ce189"/>
          <table:table-cell table:style-name="ce215"/>
          <table:table-cell table:style-name="ce217" table:formula="of:=DEC2HEX(HEX2DEC([.H60])+3;4)" office:value-type="string" office:string-value="27AB" calcext:value-type="string">
            <text:p>27AB</text:p>
          </table:table-cell>
          <table:table-cell table:style-name="ce217" table:formula="of:=DEC2HEX(HEX2DEC([.I60])+3;4)" office:value-type="string" office:string-value="41CB" calcext:value-type="string">
            <text:p>41CB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1])+3;4)" office:value-type="string" office:string-value="13EE" calcext:value-type="string">
            <text:p>13EE</text:p>
          </table:table-cell>
          <table:table-cell table:style-name="ce217" table:formula="of:=DEC2HEX(HEX2DEC([.D61])+3;4)" office:value-type="string" office:string-value="40CE" calcext:value-type="string">
            <text:p>40CE</text:p>
          </table:table-cell>
          <table:table-cell/>
          <table:table-cell table:style-name="ce189"/>
          <table:table-cell table:style-name="ce215"/>
          <table:table-cell table:style-name="ce217" table:formula="of:=DEC2HEX(HEX2DEC([.H61])+3;4)" office:value-type="string" office:string-value="27AE" calcext:value-type="string">
            <text:p>27AE</text:p>
          </table:table-cell>
          <table:table-cell table:style-name="ce217" table:formula="of:=DEC2HEX(HEX2DEC([.I61])+3;4)" office:value-type="string" office:string-value="41CE" calcext:value-type="string">
            <text:p>41CE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2])+3;4)" office:value-type="string" office:string-value="13F1" calcext:value-type="string">
            <text:p>13F1</text:p>
          </table:table-cell>
          <table:table-cell table:style-name="ce217" table:formula="of:=DEC2HEX(HEX2DEC([.D62])+3;4)" office:value-type="string" office:string-value="40D1" calcext:value-type="string">
            <text:p>40D1</text:p>
          </table:table-cell>
          <table:table-cell/>
          <table:table-cell table:style-name="ce189"/>
          <table:table-cell table:style-name="ce215"/>
          <table:table-cell table:style-name="ce217" table:formula="of:=DEC2HEX(HEX2DEC([.H62])+3;4)" office:value-type="string" office:string-value="27B1" calcext:value-type="string">
            <text:p>27B1</text:p>
          </table:table-cell>
          <table:table-cell table:style-name="ce217" table:formula="of:=DEC2HEX(HEX2DEC([.I62])+3;4)" office:value-type="string" office:string-value="41D1" calcext:value-type="string">
            <text:p>41D1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3])+3;4)" office:value-type="string" office:string-value="13F4" calcext:value-type="string">
            <text:p>13F4</text:p>
          </table:table-cell>
          <table:table-cell table:style-name="ce217" table:formula="of:=DEC2HEX(HEX2DEC([.D63])+3;4)" office:value-type="string" office:string-value="40D4" calcext:value-type="string">
            <text:p>40D4</text:p>
          </table:table-cell>
          <table:table-cell/>
          <table:table-cell table:style-name="ce189"/>
          <table:table-cell table:style-name="ce215"/>
          <table:table-cell table:style-name="ce217" table:formula="of:=DEC2HEX(HEX2DEC([.H63])+3;4)" office:value-type="string" office:string-value="27B4" calcext:value-type="string">
            <text:p>27B4</text:p>
          </table:table-cell>
          <table:table-cell table:style-name="ce217" table:formula="of:=DEC2HEX(HEX2DEC([.I63])+3;4)" office:value-type="string" office:string-value="41D4" calcext:value-type="string">
            <text:p>41D4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4])+3;4)" office:value-type="string" office:string-value="13F7" calcext:value-type="string">
            <text:p>13F7</text:p>
          </table:table-cell>
          <table:table-cell table:style-name="ce217" table:formula="of:=DEC2HEX(HEX2DEC([.D64])+3;4)" office:value-type="string" office:string-value="40D7" calcext:value-type="string">
            <text:p>40D7</text:p>
          </table:table-cell>
          <table:table-cell/>
          <table:table-cell table:style-name="ce189"/>
          <table:table-cell table:style-name="ce215"/>
          <table:table-cell table:style-name="ce217" table:formula="of:=DEC2HEX(HEX2DEC([.H64])+3;4)" office:value-type="string" office:string-value="27B7" calcext:value-type="string">
            <text:p>27B7</text:p>
          </table:table-cell>
          <table:table-cell table:style-name="ce217" table:formula="of:=DEC2HEX(HEX2DEC([.I64])+3;4)" office:value-type="string" office:string-value="41D7" calcext:value-type="string">
            <text:p>41D7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5])+3;4)" office:value-type="string" office:string-value="13FA" calcext:value-type="string">
            <text:p>13FA</text:p>
          </table:table-cell>
          <table:table-cell table:style-name="ce217" table:formula="of:=DEC2HEX(HEX2DEC([.D65])+3;4)" office:value-type="string" office:string-value="40DA" calcext:value-type="string">
            <text:p>40DA</text:p>
          </table:table-cell>
          <table:table-cell/>
          <table:table-cell table:style-name="ce189"/>
          <table:table-cell table:style-name="ce215"/>
          <table:table-cell table:style-name="ce217" table:formula="of:=DEC2HEX(HEX2DEC([.H65])+3;4)" office:value-type="string" office:string-value="27BA" calcext:value-type="string">
            <text:p>27BA</text:p>
          </table:table-cell>
          <table:table-cell table:style-name="ce217" table:formula="of:=DEC2HEX(HEX2DEC([.I65])+3;4)" office:value-type="string" office:string-value="41DA" calcext:value-type="string">
            <text:p>41DA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6])+3;4)" office:value-type="string" office:string-value="13FD" calcext:value-type="string">
            <text:p>13FD</text:p>
          </table:table-cell>
          <table:table-cell table:style-name="ce217" table:formula="of:=DEC2HEX(HEX2DEC([.D66])+3;4)" office:value-type="string" office:string-value="40DD" calcext:value-type="string">
            <text:p>40DD</text:p>
          </table:table-cell>
          <table:table-cell/>
          <table:table-cell table:style-name="ce189"/>
          <table:table-cell table:style-name="ce215"/>
          <table:table-cell table:style-name="ce217" table:formula="of:=DEC2HEX(HEX2DEC([.H66])+3;4)" office:value-type="string" office:string-value="27BD" calcext:value-type="string">
            <text:p>27BD</text:p>
          </table:table-cell>
          <table:table-cell table:style-name="ce217" table:formula="of:=DEC2HEX(HEX2DEC([.I66])+3;4)" office:value-type="string" office:string-value="41DD" calcext:value-type="string">
            <text:p>41DD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7])+3;4)" office:value-type="string" office:string-value="1400" calcext:value-type="string">
            <text:p>1400</text:p>
          </table:table-cell>
          <table:table-cell table:style-name="ce217" table:formula="of:=DEC2HEX(HEX2DEC([.D67])+3;4)" office:value-type="string" office:string-value="40E0" calcext:value-type="string">
            <text:p>40E0</text:p>
          </table:table-cell>
          <table:table-cell/>
          <table:table-cell table:style-name="ce189"/>
          <table:table-cell table:style-name="ce215"/>
          <table:table-cell table:style-name="ce217" table:formula="of:=DEC2HEX(HEX2DEC([.H67])+3;4)" office:value-type="string" office:string-value="27C0" calcext:value-type="string">
            <text:p>27C0</text:p>
          </table:table-cell>
          <table:table-cell table:style-name="ce217" table:formula="of:=DEC2HEX(HEX2DEC([.I67])+3;4)" office:value-type="string" office:string-value="41E0" calcext:value-type="string">
            <text:p>41E0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8])+3;4)" office:value-type="string" office:string-value="1403" calcext:value-type="string">
            <text:p>1403</text:p>
          </table:table-cell>
          <table:table-cell table:style-name="ce217" table:formula="of:=DEC2HEX(HEX2DEC([.D68])+3;4)" office:value-type="string" office:string-value="40E3" calcext:value-type="string">
            <text:p>40E3</text:p>
          </table:table-cell>
          <table:table-cell/>
          <table:table-cell table:style-name="ce189"/>
          <table:table-cell table:style-name="ce215"/>
          <table:table-cell table:style-name="ce217" table:formula="of:=DEC2HEX(HEX2DEC([.H68])+3;4)" office:value-type="string" office:string-value="27C3" calcext:value-type="string">
            <text:p>27C3</text:p>
          </table:table-cell>
          <table:table-cell table:style-name="ce217" table:formula="of:=DEC2HEX(HEX2DEC([.I68])+3;4)" office:value-type="string" office:string-value="41E3" calcext:value-type="string">
            <text:p>41E3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69])+3;4)" office:value-type="string" office:string-value="1406" calcext:value-type="string">
            <text:p>1406</text:p>
          </table:table-cell>
          <table:table-cell table:style-name="ce217" table:formula="of:=DEC2HEX(HEX2DEC([.D69])+3;4)" office:value-type="string" office:string-value="40E6" calcext:value-type="string">
            <text:p>40E6</text:p>
          </table:table-cell>
          <table:table-cell/>
          <table:table-cell table:style-name="ce189"/>
          <table:table-cell table:style-name="ce215"/>
          <table:table-cell table:style-name="ce217" table:formula="of:=DEC2HEX(HEX2DEC([.H69])+3;4)" office:value-type="string" office:string-value="27C6" calcext:value-type="string">
            <text:p>27C6</text:p>
          </table:table-cell>
          <table:table-cell table:style-name="ce217" table:formula="of:=DEC2HEX(HEX2DEC([.I69])+3;4)" office:value-type="string" office:string-value="41E6" calcext:value-type="string">
            <text:p>41E6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0])+3;4)" office:value-type="string" office:string-value="1409" calcext:value-type="string">
            <text:p>1409</text:p>
          </table:table-cell>
          <table:table-cell table:style-name="ce217" table:formula="of:=DEC2HEX(HEX2DEC([.D70])+3;4)" office:value-type="string" office:string-value="40E9" calcext:value-type="string">
            <text:p>40E9</text:p>
          </table:table-cell>
          <table:table-cell/>
          <table:table-cell table:style-name="ce189"/>
          <table:table-cell table:style-name="ce215"/>
          <table:table-cell table:style-name="ce217" table:formula="of:=DEC2HEX(HEX2DEC([.H70])+3;4)" office:value-type="string" office:string-value="27C9" calcext:value-type="string">
            <text:p>27C9</text:p>
          </table:table-cell>
          <table:table-cell table:style-name="ce217" table:formula="of:=DEC2HEX(HEX2DEC([.I70])+3;4)" office:value-type="string" office:string-value="41E9" calcext:value-type="string">
            <text:p>41E9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1])+3;4)" office:value-type="string" office:string-value="140C" calcext:value-type="string">
            <text:p>140C</text:p>
          </table:table-cell>
          <table:table-cell table:style-name="ce217" table:formula="of:=DEC2HEX(HEX2DEC([.D71])+3;4)" office:value-type="string" office:string-value="40EC" calcext:value-type="string">
            <text:p>40EC</text:p>
          </table:table-cell>
          <table:table-cell/>
          <table:table-cell table:style-name="ce189"/>
          <table:table-cell table:style-name="ce215"/>
          <table:table-cell table:style-name="ce217" table:formula="of:=DEC2HEX(HEX2DEC([.H71])+3;4)" office:value-type="string" office:string-value="27CC" calcext:value-type="string">
            <text:p>27CC</text:p>
          </table:table-cell>
          <table:table-cell table:style-name="ce217" table:formula="of:=DEC2HEX(HEX2DEC([.I71])+3;4)" office:value-type="string" office:string-value="41EC" calcext:value-type="string">
            <text:p>41EC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2])+3;4)" office:value-type="string" office:string-value="140F" calcext:value-type="string">
            <text:p>140F</text:p>
          </table:table-cell>
          <table:table-cell table:style-name="ce217" table:formula="of:=DEC2HEX(HEX2DEC([.D72])+3;4)" office:value-type="string" office:string-value="40EF" calcext:value-type="string">
            <text:p>40EF</text:p>
          </table:table-cell>
          <table:table-cell/>
          <table:table-cell table:style-name="ce189"/>
          <table:table-cell table:style-name="ce215"/>
          <table:table-cell table:style-name="ce217" table:formula="of:=DEC2HEX(HEX2DEC([.H72])+3;4)" office:value-type="string" office:string-value="27CF" calcext:value-type="string">
            <text:p>27CF</text:p>
          </table:table-cell>
          <table:table-cell table:style-name="ce217" table:formula="of:=DEC2HEX(HEX2DEC([.I72])+3;4)" office:value-type="string" office:string-value="41EF" calcext:value-type="string">
            <text:p>41EF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3])+3;4)" office:value-type="string" office:string-value="1412" calcext:value-type="string">
            <text:p>1412</text:p>
          </table:table-cell>
          <table:table-cell table:style-name="ce217" table:formula="of:=DEC2HEX(HEX2DEC([.D73])+3;4)" office:value-type="string" office:string-value="40F2" calcext:value-type="string">
            <text:p>40F2</text:p>
          </table:table-cell>
          <table:table-cell/>
          <table:table-cell table:style-name="ce189"/>
          <table:table-cell table:style-name="ce215"/>
          <table:table-cell table:style-name="ce217" table:formula="of:=DEC2HEX(HEX2DEC([.H73])+3;4)" office:value-type="string" office:string-value="27D2" calcext:value-type="string">
            <text:p>27D2</text:p>
          </table:table-cell>
          <table:table-cell table:style-name="ce217" table:formula="of:=DEC2HEX(HEX2DEC([.I73])+3;4)" office:value-type="string" office:string-value="41F2" calcext:value-type="string">
            <text:p>41F2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4])+3;4)" office:value-type="string" office:string-value="1415" calcext:value-type="string">
            <text:p>1415</text:p>
          </table:table-cell>
          <table:table-cell table:style-name="ce217" table:formula="of:=DEC2HEX(HEX2DEC([.D74])+3;4)" office:value-type="string" office:string-value="40F5" calcext:value-type="string">
            <text:p>40F5</text:p>
          </table:table-cell>
          <table:table-cell/>
          <table:table-cell table:style-name="ce189"/>
          <table:table-cell table:style-name="ce215"/>
          <table:table-cell table:style-name="ce217" table:formula="of:=DEC2HEX(HEX2DEC([.H74])+3;4)" office:value-type="string" office:string-value="27D5" calcext:value-type="string">
            <text:p>27D5</text:p>
          </table:table-cell>
          <table:table-cell table:style-name="ce217" table:formula="of:=DEC2HEX(HEX2DEC([.I74])+3;4)" office:value-type="string" office:string-value="41F5" calcext:value-type="string">
            <text:p>41F5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5])+3;4)" office:value-type="string" office:string-value="1418" calcext:value-type="string">
            <text:p>1418</text:p>
          </table:table-cell>
          <table:table-cell table:style-name="ce217" table:formula="of:=DEC2HEX(HEX2DEC([.D75])+3;4)" office:value-type="string" office:string-value="40F8" calcext:value-type="string">
            <text:p>40F8</text:p>
          </table:table-cell>
          <table:table-cell/>
          <table:table-cell table:style-name="ce189"/>
          <table:table-cell table:style-name="ce215"/>
          <table:table-cell table:style-name="ce217" table:formula="of:=DEC2HEX(HEX2DEC([.H75])+3;4)" office:value-type="string" office:string-value="27D8" calcext:value-type="string">
            <text:p>27D8</text:p>
          </table:table-cell>
          <table:table-cell table:style-name="ce217" table:formula="of:=DEC2HEX(HEX2DEC([.I75])+3;4)" office:value-type="string" office:string-value="41F8" calcext:value-type="string">
            <text:p>41F8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6])+3;4)" office:value-type="string" office:string-value="141B" calcext:value-type="string">
            <text:p>141B</text:p>
          </table:table-cell>
          <table:table-cell table:style-name="ce217" table:formula="of:=DEC2HEX(HEX2DEC([.D76])+3;4)" office:value-type="string" office:string-value="40FB" calcext:value-type="string">
            <text:p>40FB</text:p>
          </table:table-cell>
          <table:table-cell/>
          <table:table-cell table:style-name="ce189"/>
          <table:table-cell table:style-name="ce215"/>
          <table:table-cell table:style-name="ce217" table:formula="of:=DEC2HEX(HEX2DEC([.H76])+3;4)" office:value-type="string" office:string-value="27DB" calcext:value-type="string">
            <text:p>27DB</text:p>
          </table:table-cell>
          <table:table-cell table:style-name="ce217" table:formula="of:=DEC2HEX(HEX2DEC([.I76])+3;4)" office:value-type="string" office:string-value="41FB" calcext:value-type="string">
            <text:p>41FB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7])+3;4)" office:value-type="string" office:string-value="141E" calcext:value-type="string">
            <text:p>141E</text:p>
          </table:table-cell>
          <table:table-cell table:style-name="ce217" table:formula="of:=DEC2HEX(HEX2DEC([.D77])+3;4)" office:value-type="string" office:string-value="40FE" calcext:value-type="string">
            <text:p>40FE</text:p>
          </table:table-cell>
          <table:table-cell/>
          <table:table-cell table:style-name="ce189"/>
          <table:table-cell table:style-name="ce215"/>
          <table:table-cell table:style-name="ce217" table:formula="of:=DEC2HEX(HEX2DEC([.H77])+3;4)" office:value-type="string" office:string-value="27DE" calcext:value-type="string">
            <text:p>27DE</text:p>
          </table:table-cell>
          <table:table-cell table:style-name="ce217" table:formula="of:=DEC2HEX(HEX2DEC([.I77])+3;4)" office:value-type="string" office:string-value="41FE" calcext:value-type="string">
            <text:p>41FE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8])+3;4)" office:value-type="string" office:string-value="1421" calcext:value-type="string">
            <text:p>1421</text:p>
          </table:table-cell>
          <table:table-cell table:style-name="ce217" table:formula="of:=DEC2HEX(HEX2DEC([.D78])+3;4)" office:value-type="string" office:string-value="4101" calcext:value-type="string">
            <text:p>4101</text:p>
          </table:table-cell>
          <table:table-cell/>
          <table:table-cell table:style-name="ce189"/>
          <table:table-cell table:style-name="ce215"/>
          <table:table-cell table:style-name="ce217" table:formula="of:=DEC2HEX(HEX2DEC([.H78])+3;4)" office:value-type="string" office:string-value="27E1" calcext:value-type="string">
            <text:p>27E1</text:p>
          </table:table-cell>
          <table:table-cell table:style-name="ce217" table:formula="of:=DEC2HEX(HEX2DEC([.I78])+3;4)" office:value-type="string" office:string-value="4201" calcext:value-type="string">
            <text:p>4201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79])+3;4)" office:value-type="string" office:string-value="1424" calcext:value-type="string">
            <text:p>1424</text:p>
          </table:table-cell>
          <table:table-cell table:style-name="ce217" table:formula="of:=DEC2HEX(HEX2DEC([.D79])+3;4)" office:value-type="string" office:string-value="4104" calcext:value-type="string">
            <text:p>4104</text:p>
          </table:table-cell>
          <table:table-cell/>
          <table:table-cell table:style-name="ce189"/>
          <table:table-cell table:style-name="ce215"/>
          <table:table-cell table:style-name="ce217" table:formula="of:=DEC2HEX(HEX2DEC([.H79])+3;4)" office:value-type="string" office:string-value="27E4" calcext:value-type="string">
            <text:p>27E4</text:p>
          </table:table-cell>
          <table:table-cell table:style-name="ce217" table:formula="of:=DEC2HEX(HEX2DEC([.I79])+3;4)" office:value-type="string" office:string-value="4204" calcext:value-type="string">
            <text:p>4204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0])+3;4)" office:value-type="string" office:string-value="1427" calcext:value-type="string">
            <text:p>1427</text:p>
          </table:table-cell>
          <table:table-cell table:style-name="ce217" table:formula="of:=DEC2HEX(HEX2DEC([.D80])+3;4)" office:value-type="string" office:string-value="4107" calcext:value-type="string">
            <text:p>4107</text:p>
          </table:table-cell>
          <table:table-cell/>
          <table:table-cell table:style-name="ce189"/>
          <table:table-cell table:style-name="ce215"/>
          <table:table-cell table:style-name="ce217" table:formula="of:=DEC2HEX(HEX2DEC([.H80])+3;4)" office:value-type="string" office:string-value="27E7" calcext:value-type="string">
            <text:p>27E7</text:p>
          </table:table-cell>
          <table:table-cell table:style-name="ce217" table:formula="of:=DEC2HEX(HEX2DEC([.I80])+3;4)" office:value-type="string" office:string-value="4207" calcext:value-type="string">
            <text:p>4207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1])+3;4)" office:value-type="string" office:string-value="142A" calcext:value-type="string">
            <text:p>142A</text:p>
          </table:table-cell>
          <table:table-cell table:style-name="ce217" table:formula="of:=DEC2HEX(HEX2DEC([.D81])+3;4)" office:value-type="string" office:string-value="410A" calcext:value-type="string">
            <text:p>410A</text:p>
          </table:table-cell>
          <table:table-cell/>
          <table:table-cell table:style-name="ce189"/>
          <table:table-cell table:style-name="ce215"/>
          <table:table-cell table:style-name="ce217" table:formula="of:=DEC2HEX(HEX2DEC([.H81])+3;4)" office:value-type="string" office:string-value="27EA" calcext:value-type="string">
            <text:p>27EA</text:p>
          </table:table-cell>
          <table:table-cell table:style-name="ce217" table:formula="of:=DEC2HEX(HEX2DEC([.I81])+3;4)" office:value-type="string" office:string-value="420A" calcext:value-type="string">
            <text:p>420A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2])+3;4)" office:value-type="string" office:string-value="142D" calcext:value-type="string">
            <text:p>142D</text:p>
          </table:table-cell>
          <table:table-cell table:style-name="ce217" table:formula="of:=DEC2HEX(HEX2DEC([.D82])+3;4)" office:value-type="string" office:string-value="410D" calcext:value-type="string">
            <text:p>410D</text:p>
          </table:table-cell>
          <table:table-cell/>
          <table:table-cell table:style-name="ce189"/>
          <table:table-cell table:style-name="ce215"/>
          <table:table-cell table:style-name="ce217" table:formula="of:=DEC2HEX(HEX2DEC([.H82])+3;4)" office:value-type="string" office:string-value="27ED" calcext:value-type="string">
            <text:p>27ED</text:p>
          </table:table-cell>
          <table:table-cell table:style-name="ce217" table:formula="of:=DEC2HEX(HEX2DEC([.I82])+3;4)" office:value-type="string" office:string-value="420D" calcext:value-type="string">
            <text:p>420D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3])+3;4)" office:value-type="string" office:string-value="1430" calcext:value-type="string">
            <text:p>1430</text:p>
          </table:table-cell>
          <table:table-cell table:style-name="ce217" table:formula="of:=DEC2HEX(HEX2DEC([.D83])+3;4)" office:value-type="string" office:string-value="4110" calcext:value-type="string">
            <text:p>4110</text:p>
          </table:table-cell>
          <table:table-cell/>
          <table:table-cell table:style-name="ce189"/>
          <table:table-cell table:style-name="ce215"/>
          <table:table-cell table:style-name="ce217" table:formula="of:=DEC2HEX(HEX2DEC([.H83])+3;4)" office:value-type="string" office:string-value="27F0" calcext:value-type="string">
            <text:p>27F0</text:p>
          </table:table-cell>
          <table:table-cell table:style-name="ce217" table:formula="of:=DEC2HEX(HEX2DEC([.I83])+3;4)" office:value-type="string" office:string-value="4210" calcext:value-type="string">
            <text:p>4210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4])+3;4)" office:value-type="string" office:string-value="1433" calcext:value-type="string">
            <text:p>1433</text:p>
          </table:table-cell>
          <table:table-cell table:style-name="ce217" table:formula="of:=DEC2HEX(HEX2DEC([.D84])+3;4)" office:value-type="string" office:string-value="4113" calcext:value-type="string">
            <text:p>4113</text:p>
          </table:table-cell>
          <table:table-cell/>
          <table:table-cell table:style-name="ce189"/>
          <table:table-cell table:style-name="ce215"/>
          <table:table-cell table:style-name="ce217" table:formula="of:=DEC2HEX(HEX2DEC([.H84])+3;4)" office:value-type="string" office:string-value="27F3" calcext:value-type="string">
            <text:p>27F3</text:p>
          </table:table-cell>
          <table:table-cell table:style-name="ce217" table:formula="of:=DEC2HEX(HEX2DEC([.I84])+3;4)" office:value-type="string" office:string-value="4213" calcext:value-type="string">
            <text:p>4213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5])+3;4)" office:value-type="string" office:string-value="1436" calcext:value-type="string">
            <text:p>1436</text:p>
          </table:table-cell>
          <table:table-cell table:style-name="ce217" table:formula="of:=DEC2HEX(HEX2DEC([.D85])+3;4)" office:value-type="string" office:string-value="4116" calcext:value-type="string">
            <text:p>4116</text:p>
          </table:table-cell>
          <table:table-cell/>
          <table:table-cell table:style-name="ce189"/>
          <table:table-cell table:style-name="ce215"/>
          <table:table-cell table:style-name="ce217" table:formula="of:=DEC2HEX(HEX2DEC([.H85])+3;4)" office:value-type="string" office:string-value="27F6" calcext:value-type="string">
            <text:p>27F6</text:p>
          </table:table-cell>
          <table:table-cell table:style-name="ce217" table:formula="of:=DEC2HEX(HEX2DEC([.I85])+3;4)" office:value-type="string" office:string-value="4216" calcext:value-type="string">
            <text:p>4216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6])+3;4)" office:value-type="string" office:string-value="1439" calcext:value-type="string">
            <text:p>1439</text:p>
          </table:table-cell>
          <table:table-cell table:style-name="ce217" table:formula="of:=DEC2HEX(HEX2DEC([.D86])+3;4)" office:value-type="string" office:string-value="4119" calcext:value-type="string">
            <text:p>4119</text:p>
          </table:table-cell>
          <table:table-cell/>
          <table:table-cell table:style-name="ce189"/>
          <table:table-cell table:style-name="ce215"/>
          <table:table-cell table:style-name="ce217" table:formula="of:=DEC2HEX(HEX2DEC([.H86])+3;4)" office:value-type="string" office:string-value="27F9" calcext:value-type="string">
            <text:p>27F9</text:p>
          </table:table-cell>
          <table:table-cell table:style-name="ce217" table:formula="of:=DEC2HEX(HEX2DEC([.I86])+3;4)" office:value-type="string" office:string-value="4219" calcext:value-type="string">
            <text:p>4219</text:p>
          </table:table-cell>
        </table:table-row>
        <table:table-row table:style-name="ro1">
          <table:table-cell table:style-name="ce189"/>
          <table:table-cell table:style-name="ce215"/>
          <table:table-cell table:style-name="ce217" table:formula="of:=DEC2HEX(HEX2DEC([.C87])+3;4)" office:value-type="string" office:string-value="143C" calcext:value-type="string">
            <text:p>143C</text:p>
          </table:table-cell>
          <table:table-cell table:style-name="ce217" table:formula="of:=DEC2HEX(HEX2DEC([.D87])+3;4)" office:value-type="string" office:string-value="411C" calcext:value-type="string">
            <text:p>411C</text:p>
          </table:table-cell>
          <table:table-cell/>
          <table:table-cell table:style-name="ce189"/>
          <table:table-cell table:style-name="ce215"/>
          <table:table-cell table:style-name="ce217" table:formula="of:=DEC2HEX(HEX2DEC([.H87])+3;4)" office:value-type="string" office:string-value="27FC" calcext:value-type="string">
            <text:p>27FC</text:p>
          </table:table-cell>
          <table:table-cell table:style-name="ce217" table:formula="of:=DEC2HEX(HEX2DEC([.I87])+3;4)" office:value-type="string" office:string-value="421C" calcext:value-type="string">
            <text:p>421C</text:p>
          </table:table-cell>
        </table:table-row>
        <table:table-row table:style-name="ro1" table:number-rows-repeated="104848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emory Map" table:style-name="ta1"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5">
          <table:table-cell table:number-columns-repeated="4"/>
        </table:table-row>
        <table:table-row table:style-name="ro7">
          <table:table-cell/>
          <table:table-cell table:style-name="ce222" office:value-type="string" calcext:value-type="string" table:number-columns-spanned="1" table:number-rows-spanned="3">
            <text:p>High Memory</text:p>
            <text:p>32 KB</text:p>
          </table:table-cell>
          <table:table-cell table:style-name="ce226" office:value-type="string" calcext:value-type="string" table:number-columns-spanned="1" table:number-rows-spanned="3">
            <text:p>RAM</text:p>
            <text:p>32 KB</text:p>
          </table:table-cell>
          <table:table-cell table:style-name="ce229" office:value-type="string" calcext:value-type="string">
            <text:p>$FFFF</text:p>
          </table:table-cell>
        </table:table-row>
        <table:table-row table:style-name="ro7">
          <table:table-cell/>
          <table:covered-table-cell table:style-name="ce223"/>
          <table:covered-table-cell table:style-name="ce226"/>
          <table:table-cell table:style-name="ce230"/>
        </table:table-row>
        <table:table-row table:style-name="ro7">
          <table:table-cell/>
          <table:covered-table-cell table:style-name="ce223"/>
          <table:covered-table-cell table:style-name="ce226"/>
          <table:table-cell table:style-name="ce231" office:value-type="string" calcext:value-type="string">
            <text:p>$8000</text:p>
          </table:table-cell>
        </table:table-row>
        <table:table-row table:style-name="ro7">
          <table:table-cell/>
          <table:table-cell table:style-name="ce224" office:value-type="string" calcext:value-type="string" table:number-columns-spanned="1" table:number-rows-spanned="6">
            <text:p>Low Memory</text:p>
            <text:p>32 KB</text:p>
          </table:table-cell>
          <table:table-cell table:style-name="ce226" office:value-type="string" calcext:value-type="string" table:number-columns-spanned="1" table:number-rows-spanned="3">
            <text:p>RAM</text:p>
            <text:p>16 KB</text:p>
          </table:table-cell>
          <table:table-cell table:style-name="ce229" office:value-type="string" calcext:value-type="string">
            <text:p>$7FFF</text:p>
          </table:table-cell>
        </table:table-row>
        <table:table-row table:style-name="ro7">
          <table:table-cell/>
          <table:covered-table-cell table:style-name="ce225"/>
          <table:covered-table-cell table:style-name="ce227"/>
          <table:table-cell table:style-name="ce230"/>
        </table:table-row>
        <table:table-row table:style-name="ro7">
          <table:table-cell/>
          <table:covered-table-cell table:style-name="ce225"/>
          <table:covered-table-cell table:style-name="ce227"/>
          <table:table-cell table:style-name="ce231" office:value-type="string" calcext:value-type="string">
            <text:p>$4000</text:p>
          </table:table-cell>
        </table:table-row>
        <table:table-row table:style-name="ro7">
          <table:table-cell/>
          <table:covered-table-cell table:style-name="ce225"/>
          <table:table-cell table:style-name="ce228" office:value-type="string" calcext:value-type="string" table:number-columns-spanned="1" table:number-rows-spanned="3">
            <text:p>ROM</text:p>
            <text:p>16 KB</text:p>
          </table:table-cell>
          <table:table-cell table:style-name="ce229" office:value-type="string" calcext:value-type="string">
            <text:p>$3FFF</text:p>
          </table:table-cell>
        </table:table-row>
        <table:table-row table:style-name="ro7">
          <table:table-cell/>
          <table:covered-table-cell table:number-columns-repeated="2" table:style-name="ce225"/>
          <table:table-cell table:style-name="ce230"/>
        </table:table-row>
        <table:table-row table:style-name="ro7">
          <table:table-cell/>
          <table:covered-table-cell table:number-columns-repeated="2" table:style-name="ce225"/>
          <table:table-cell table:style-name="ce231" office:value-type="string" calcext:value-type="string">
            <text:p>$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6:50:53.608593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07-19T16:27:12.485554719</dc:date>
    <meta:editing-duration>P6DT21H43S</meta:editing-duration>
    <meta:editing-cycles>184</meta:editing-cycles>
    <meta:generator>LibreOffice/6.4.7.2$Linux_X86_64 LibreOffice_project/40$Build-2</meta:generator>
    <meta:document-statistic meta:table-count="4" meta:cell-count="627" meta:object-count="0"/>
  </office:meta>
</office:document-meta>
</file>